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3b1ec5" officeooo:paragraph-rsid="00131f4f"/>
    </style:style>
    <style:style style:name="P2" style:family="paragraph" style:parent-style-name="Standard">
      <style:text-properties fo:language="en" fo:country="US" fo:font-weight="bold" officeooo:rsid="001e4eb8" officeooo:paragraph-rsid="014f0a12" style:font-weight-asian="bold" style:font-weight-complex="bold"/>
    </style:style>
    <style:style style:name="P3" style:family="paragraph" style:parent-style-name="Standard">
      <style:text-properties fo:language="en" fo:country="US" fo:font-weight="bold" officeooo:paragraph-rsid="00131f4f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32f19b" officeooo:paragraph-rsid="014f0a12" fo:background-color="transparent" style:font-weight-asian="bold" style:font-weight-complex="bold"/>
    </style:style>
    <style:style style:name="P5" style:family="paragraph" style:parent-style-name="Standard">
      <style:text-properties fo:language="en" fo:country="US" fo:font-weight="normal" officeooo:rsid="0100f487" officeooo:paragraph-rsid="010c0340" fo:background-color="#dddddd" style:font-weight-asian="normal" style:font-weight-complex="normal"/>
    </style:style>
    <style:style style:name="P6" style:family="paragraph" style:parent-style-name="Standard">
      <style:text-properties fo:language="en" fo:country="US" fo:font-weight="normal" officeooo:rsid="0100f487" officeooo:paragraph-rsid="03673b90" fo:background-color="#dddddd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100f487" officeooo:paragraph-rsid="03704145" fo:background-color="#dddddd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29ae3bf" officeooo:paragraph-rsid="03774809" fo:background-color="#dddddd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2e1bf95" officeooo:paragraph-rsid="03673b90" fo:background-color="#dddddd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2e1bf95" officeooo:paragraph-rsid="03bb9eb9" fo:background-color="#dddddd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3774809" officeooo:paragraph-rsid="03782fa7" fo:background-color="#dddddd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2252c01" officeooo:paragraph-rsid="01ebd016" fo:background-color="transparent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260d497" officeooo:paragraph-rsid="03673b90" fo:background-color="transparent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28af2ba" officeooo:paragraph-rsid="02e43d4c" fo:background-color="transparent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28af2ba" officeooo:paragraph-rsid="02e046cf" fo:background-color="transparent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21c4c1c" officeooo:paragraph-rsid="037a1aec" fo:background-color="transparent" style:font-weight-asian="normal" style:font-weight-complex="normal"/>
    </style:style>
    <style:style style:name="P17" style:family="paragraph" style:parent-style-name="Standard">
      <style:text-properties fo:language="en" fo:country="US" fo:font-weight="normal" officeooo:rsid="020e8e48" officeooo:paragraph-rsid="02f45f57" fo:background-color="transparent" style:font-weight-asian="normal" style:font-weight-complex="normal"/>
    </style:style>
    <style:style style:name="P18" style:family="paragraph" style:parent-style-name="Standard">
      <style:text-properties fo:language="en" fo:country="US" fo:font-weight="normal" officeooo:rsid="020e8e48" officeooo:paragraph-rsid="02f30424" fo:background-color="transparent" style:font-weight-asian="normal" style:font-weight-complex="normal"/>
    </style:style>
    <style:style style:name="P19" style:family="paragraph" style:parent-style-name="Standard">
      <style:text-properties fo:language="en" fo:country="US" fo:font-weight="normal" officeooo:rsid="020e8e48" officeooo:paragraph-rsid="039d95bd" fo:background-color="transparent" style:font-weight-asian="normal" style:font-weight-complex="normal"/>
    </style:style>
    <style:style style:name="P20" style:family="paragraph" style:parent-style-name="Standard">
      <style:text-properties fo:language="en" fo:country="US" fo:font-weight="normal" officeooo:rsid="02e52fe0" officeooo:paragraph-rsid="03673b90" fo:background-color="transparent" style:font-weight-asian="normal" style:font-weight-complex="normal"/>
    </style:style>
    <style:style style:name="P21" style:family="paragraph" style:parent-style-name="Standard">
      <style:text-properties fo:language="en" fo:country="US" fo:font-weight="normal" officeooo:rsid="02e70e9e" officeooo:paragraph-rsid="03673b90" fo:background-color="transparent" style:font-weight-asian="normal" style:font-weight-complex="normal"/>
    </style:style>
    <style:style style:name="P22" style:family="paragraph" style:parent-style-name="Standard">
      <style:text-properties fo:language="en" fo:country="US" fo:font-weight="normal" officeooo:rsid="02e70e9e" officeooo:paragraph-rsid="03750d21" fo:background-color="transparent" style:font-weight-asian="normal" style:font-weight-complex="normal"/>
    </style:style>
    <style:style style:name="P23" style:family="paragraph" style:parent-style-name="Standard">
      <style:text-properties fo:language="en" fo:country="US" fo:font-weight="normal" officeooo:rsid="02e70e9e" officeooo:paragraph-rsid="03799373" fo:background-color="transparent" style:font-weight-asian="normal" style:font-weight-complex="normal"/>
    </style:style>
    <style:style style:name="P24" style:family="paragraph" style:parent-style-name="Standard">
      <style:text-properties fo:language="en" fo:country="US" fo:font-weight="normal" officeooo:rsid="036ce207" officeooo:paragraph-rsid="036ce207" fo:background-color="transparent" style:font-weight-asian="normal" style:font-weight-complex="normal"/>
    </style:style>
    <style:style style:name="P25" style:family="paragraph" style:parent-style-name="Standard">
      <style:text-properties fo:language="en" fo:country="US" fo:font-weight="normal" officeooo:rsid="036d1ad8" officeooo:paragraph-rsid="03722720" fo:background-color="transparent" style:font-weight-asian="normal" style:font-weight-complex="normal"/>
    </style:style>
    <style:style style:name="P26" style:family="paragraph" style:parent-style-name="Standard">
      <style:text-properties fo:language="en" fo:country="US" fo:font-weight="normal" officeooo:rsid="036e88af" officeooo:paragraph-rsid="036e88af" fo:background-color="transparent" style:font-weight-asian="normal" style:font-weight-complex="normal"/>
    </style:style>
    <style:style style:name="P27" style:family="paragraph" style:parent-style-name="Standard">
      <style:text-properties fo:language="en" fo:country="US" fo:font-weight="normal" officeooo:rsid="03762214" officeooo:paragraph-rsid="03673b90" fo:background-color="transparent" style:font-weight-asian="normal" style:font-weight-complex="normal"/>
    </style:style>
    <style:style style:name="P28" style:family="paragraph" style:parent-style-name="Standard">
      <style:text-properties fo:language="en" fo:country="US" fo:font-weight="normal" officeooo:rsid="03782fa7" officeooo:paragraph-rsid="03782fa7" fo:background-color="transparent" style:font-weight-asian="normal" style:font-weight-complex="normal"/>
    </style:style>
    <style:style style:name="P29" style:family="paragraph" style:parent-style-name="Standard">
      <style:text-properties fo:language="en" fo:country="US" fo:font-weight="normal" officeooo:rsid="02f40692" officeooo:paragraph-rsid="02f3c009" fo:background-color="transparent" style:font-weight-asian="normal" style:font-weight-complex="normal"/>
    </style:style>
    <style:style style:name="P30" style:family="paragraph" style:parent-style-name="Standard">
      <style:text-properties fo:language="en" fo:country="US" fo:font-weight="normal" officeooo:rsid="03960808" officeooo:paragraph-rsid="03960808" fo:background-color="transparent" style:font-weight-asian="normal" style:font-weight-complex="normal"/>
    </style:style>
    <style:style style:name="P31" style:family="paragraph" style:parent-style-name="Standard">
      <style:text-properties fo:language="en" fo:country="US" fo:font-weight="normal" officeooo:rsid="0396f593" officeooo:paragraph-rsid="0396f593" fo:background-color="transparent" style:font-weight-asian="normal" style:font-weight-complex="normal"/>
    </style:style>
    <style:style style:name="P32" style:family="paragraph" style:parent-style-name="Standard">
      <style:text-properties fo:language="en" fo:country="US" fo:font-weight="normal" officeooo:rsid="001e4eb8" officeooo:paragraph-rsid="02b068c6" style:font-weight-asian="normal" style:font-weight-complex="normal"/>
    </style:style>
    <style:style style:name="P33" style:family="paragraph" style:parent-style-name="Standard">
      <style:text-properties fo:language="en" fo:country="US" fo:font-weight="normal" officeooo:rsid="001e4eb8" officeooo:paragraph-rsid="03a97af3" style:font-weight-asian="normal" style:font-weight-complex="normal"/>
    </style:style>
    <style:style style:name="P34" style:family="paragraph" style:parent-style-name="Standard">
      <style:text-properties fo:language="en" fo:country="US" fo:font-weight="normal" officeooo:rsid="03aa4010" officeooo:paragraph-rsid="03aa4010" style:font-weight-asian="normal" style:font-weight-complex="normal"/>
    </style:style>
    <style:style style:name="P35" style:family="paragraph" style:parent-style-name="Standard">
      <style:text-properties fo:language="en" fo:country="US" officeooo:rsid="001b8640" officeooo:paragraph-rsid="00131f4f"/>
    </style:style>
    <style:style style:name="P36" style:family="paragraph" style:parent-style-name="Standard">
      <style:text-properties fo:language="en" fo:country="US" fo:font-style="normal" fo:font-weight="normal" officeooo:rsid="036ce207" officeooo:paragraph-rsid="036ce207" fo:background-color="transparent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language="en" fo:country="US" fo:font-style="normal" fo:font-weight="normal" officeooo:rsid="02e668d3" officeooo:paragraph-rsid="02e43d4c" fo:background-color="transparent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language="en" fo:country="US" fo:font-style="normal" fo:font-weight="normal" officeooo:rsid="02a8b5c3" officeooo:paragraph-rsid="033baf00" fo:background-color="transparent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language="en" fo:country="US" fo:font-style="normal" fo:font-weight="normal" officeooo:rsid="02a8b5c3" officeooo:paragraph-rsid="03a123d3" fo:background-color="transparent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language="en" fo:country="US" fo:font-style="normal" fo:font-weight="normal" officeooo:rsid="02a8b5c3" officeooo:paragraph-rsid="03a813f5" fo:background-color="transparent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language="en" fo:country="US" fo:font-style="normal" fo:font-weight="normal" officeooo:rsid="021be2de" officeooo:paragraph-rsid="020eabcb" fo:background-color="transparent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language="en" fo:country="US" fo:font-style="normal" fo:font-weight="normal" officeooo:rsid="021be2de" officeooo:paragraph-rsid="03a5d9fd" fo:background-color="transparent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language="en" fo:country="US" fo:font-style="normal" fo:font-weight="normal" officeooo:rsid="02f0a5f0" officeooo:paragraph-rsid="03996c61" fo:background-color="#dddddd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language="en" fo:country="US" fo:font-style="normal" fo:font-weight="normal" officeooo:rsid="02f0a5f0" officeooo:paragraph-rsid="039b367d" fo:background-color="#dddddd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language="en" fo:country="US" fo:font-style="normal" fo:font-weight="normal" officeooo:rsid="03949a33" officeooo:paragraph-rsid="03968c0e" fo:background-color="#dddddd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language="en" fo:country="US" fo:font-style="normal" fo:font-weight="normal" officeooo:rsid="039d95bd" officeooo:paragraph-rsid="03a0a09e" fo:background-color="#dddddd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language="en" fo:country="US" fo:font-style="normal" fo:font-weight="normal" officeooo:rsid="039d95bd" officeooo:paragraph-rsid="039d95bd" fo:background-color="#dddddd" style:font-style-asian="normal" style:font-weight-asian="normal" style:font-style-complex="normal" style:font-weight-complex="normal"/>
    </style:style>
    <style:style style:name="P48" style:family="paragraph" style:parent-style-name="Standard">
      <style:text-properties fo:language="en" fo:country="US" fo:font-style="normal" fo:font-weight="normal" officeooo:rsid="01a1af40" officeooo:paragraph-rsid="03a123d3" fo:background-color="#dddddd" style:font-style-asian="normal" style:font-weight-asian="normal" style:font-style-complex="normal" style:font-weight-complex="normal"/>
    </style:style>
    <style:style style:name="P49" style:family="paragraph" style:parent-style-name="Standard">
      <style:text-properties fo:language="en" fo:country="US" fo:font-style="normal" fo:font-weight="normal" officeooo:rsid="01a1af40" officeooo:paragraph-rsid="03a813f5" fo:background-color="#dddddd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language="en" fo:country="US" fo:font-style="normal" fo:font-weight="normal" officeooo:rsid="01a1af40" officeooo:paragraph-rsid="03ad4c02" fo:background-color="#dddddd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language="en" fo:country="US" fo:font-style="normal" fo:font-weight="normal" officeooo:rsid="01dc9126" officeooo:paragraph-rsid="03a92479" fo:background-color="#dddddd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language="en" fo:country="US" fo:font-style="normal" fo:font-weight="bold" officeooo:rsid="037a1aec" officeooo:paragraph-rsid="037a1aec" fo:background-color="transparent" style:font-style-asian="normal" style:font-weight-asian="bold" style:font-style-complex="normal" style:font-weight-complex="bold"/>
    </style:style>
    <style:style style:name="P53" style:family="paragraph" style:parent-style-name="Standard">
      <style:text-properties fo:language="en" fo:country="US" officeooo:paragraph-rsid="00f05b1d"/>
    </style:style>
    <style:style style:name="P54" style:family="paragraph" style:parent-style-name="Standard">
      <style:text-properties fo:language="en" fo:country="US" officeooo:paragraph-rsid="014f0a12"/>
    </style:style>
    <style:style style:name="P55" style:family="paragraph" style:parent-style-name="Standard">
      <style:text-properties fo:language="en" fo:country="US" officeooo:paragraph-rsid="020eabcb"/>
    </style:style>
    <style:style style:name="P56" style:family="paragraph" style:parent-style-name="Standard">
      <style:text-properties fo:language="en" fo:country="US" officeooo:paragraph-rsid="02197992"/>
    </style:style>
    <style:style style:name="P57" style:family="paragraph" style:parent-style-name="Standard">
      <style:text-properties fo:language="en" fo:country="US" fo:font-style="italic" fo:font-weight="bold" officeooo:rsid="037a1aec" officeooo:paragraph-rsid="037a1aec" fo:background-color="transparent" style:font-style-asian="italic" style:font-weight-asian="bold" style:font-style-complex="italic" style:font-weight-complex="bold"/>
    </style:style>
    <style:style style:name="P58" style:family="paragraph" style:parent-style-name="Standard">
      <style:text-properties fo:font-size="6pt" fo:language="en" fo:country="US" fo:font-weight="bold" officeooo:rsid="001e4eb8" officeooo:paragraph-rsid="014f0a12" style:font-size-asian="6pt" style:font-weight-asian="bold" style:font-size-complex="6pt" style:font-weight-complex="bold"/>
    </style:style>
    <style:style style:name="P59" style:family="paragraph" style:parent-style-name="Standard">
      <style:text-properties fo:font-size="6pt" fo:language="en" fo:country="US" fo:font-weight="bold" officeooo:rsid="001e4eb8" officeooo:paragraph-rsid="020eabcb" style:font-size-asian="6pt" style:font-weight-asian="bold" style:font-size-complex="6pt" style:font-weight-complex="bold"/>
    </style:style>
    <style:style style:name="P60" style:family="paragraph" style:parent-style-name="Standard">
      <style:text-properties fo:font-size="6pt" fo:language="en" fo:country="US" fo:font-weight="bold" officeooo:rsid="00119e79" officeooo:paragraph-rsid="00131f4f" fo:background-color="#ffff00" style:font-size-asian="5.25pt" style:font-weight-asian="bold" style:font-size-complex="6pt" style:font-weight-complex="bold"/>
    </style:style>
    <style:style style:name="P61" style:family="paragraph" style:parent-style-name="Standard">
      <style:text-properties fo:font-size="6pt" fo:language="en" fo:country="US" fo:font-weight="normal" officeooo:rsid="003b1ec5" officeooo:paragraph-rsid="00131f4f" style:font-size-asian="6pt" style:font-weight-asian="normal" style:font-size-complex="6pt" style:font-weight-complex="normal"/>
    </style:style>
    <style:style style:name="P62" style:family="paragraph" style:parent-style-name="Standard">
      <style:text-properties officeooo:paragraph-rsid="00ab4647"/>
    </style:style>
    <style:style style:name="P63" style:family="paragraph" style:parent-style-name="Standard">
      <style:text-properties officeooo:paragraph-rsid="02e43d4c"/>
    </style:style>
    <style:style style:name="P64" style:family="paragraph" style:parent-style-name="Standard">
      <style:text-properties officeooo:rsid="02e43d4c" officeooo:paragraph-rsid="037a1aec"/>
    </style:style>
    <style:style style:name="P65" style:family="paragraph" style:parent-style-name="Standard">
      <style:text-properties officeooo:paragraph-rsid="00131f4f"/>
    </style:style>
    <style:style style:name="P66" style:family="paragraph" style:parent-style-name="Standard">
      <style:text-properties officeooo:paragraph-rsid="00f05b1d"/>
    </style:style>
    <style:style style:name="P67" style:family="paragraph" style:parent-style-name="Standard">
      <style:text-properties officeooo:paragraph-rsid="03673b90"/>
    </style:style>
    <style:style style:name="P68" style:family="paragraph" style:parent-style-name="Standard">
      <style:text-properties officeooo:paragraph-rsid="036ce207"/>
    </style:style>
    <style:style style:name="P69" style:family="paragraph" style:parent-style-name="Standard">
      <style:text-properties officeooo:paragraph-rsid="036d1ad8"/>
    </style:style>
    <style:style style:name="P70" style:family="paragraph" style:parent-style-name="Standard">
      <style:text-properties officeooo:paragraph-rsid="036e88af"/>
    </style:style>
    <style:style style:name="P71" style:family="paragraph" style:parent-style-name="Standard">
      <style:text-properties officeooo:paragraph-rsid="03704145"/>
    </style:style>
    <style:style style:name="P72" style:family="paragraph" style:parent-style-name="Standard">
      <style:text-properties officeooo:paragraph-rsid="03722720"/>
    </style:style>
    <style:style style:name="P73" style:family="paragraph" style:parent-style-name="Standard">
      <style:text-properties officeooo:paragraph-rsid="03750d21"/>
    </style:style>
    <style:style style:name="P74" style:family="paragraph" style:parent-style-name="Standard">
      <style:text-properties officeooo:paragraph-rsid="03774809"/>
    </style:style>
    <style:style style:name="P75" style:family="paragraph" style:parent-style-name="Standard">
      <style:text-properties officeooo:paragraph-rsid="0377d5ff"/>
    </style:style>
    <style:style style:name="P76" style:family="paragraph" style:parent-style-name="Standard">
      <style:text-properties officeooo:paragraph-rsid="03799373"/>
    </style:style>
    <style:style style:name="P77" style:family="paragraph" style:parent-style-name="Standard">
      <style:text-properties officeooo:rsid="03799373" officeooo:paragraph-rsid="03799373"/>
    </style:style>
    <style:style style:name="P78" style:family="paragraph" style:parent-style-name="Standard">
      <style:text-properties officeooo:paragraph-rsid="037a1aec"/>
    </style:style>
    <style:style style:name="P79" style:family="paragraph" style:parent-style-name="Standard">
      <style:text-properties officeooo:paragraph-rsid="03814bfa"/>
    </style:style>
    <style:style style:name="P80" style:family="paragraph" style:parent-style-name="Standard">
      <style:text-properties officeooo:paragraph-rsid="03818515"/>
    </style:style>
    <style:style style:name="P81" style:family="paragraph" style:parent-style-name="Standard">
      <style:text-properties officeooo:paragraph-rsid="0385a69e"/>
    </style:style>
    <style:style style:name="P82" style:family="paragraph" style:parent-style-name="Standard">
      <style:text-properties officeooo:paragraph-rsid="0385d115"/>
    </style:style>
    <style:style style:name="P83" style:family="paragraph" style:parent-style-name="Standard">
      <style:text-properties officeooo:paragraph-rsid="03865ddc"/>
    </style:style>
    <style:style style:name="P84" style:family="paragraph" style:parent-style-name="Standard">
      <style:text-properties officeooo:paragraph-rsid="0386d0e5"/>
    </style:style>
    <style:style style:name="P85" style:family="paragraph" style:parent-style-name="Standard">
      <style:text-properties officeooo:paragraph-rsid="03782fa7"/>
    </style:style>
    <style:style style:name="P86" style:family="paragraph" style:parent-style-name="Standard">
      <style:text-properties officeooo:paragraph-rsid="038a550e"/>
    </style:style>
    <style:style style:name="P87" style:family="paragraph" style:parent-style-name="Standard">
      <style:text-properties officeooo:paragraph-rsid="038c25fa"/>
    </style:style>
    <style:style style:name="P88" style:family="paragraph" style:parent-style-name="Standard">
      <style:text-properties officeooo:paragraph-rsid="038d1036"/>
    </style:style>
    <style:style style:name="P89" style:family="paragraph" style:parent-style-name="Standard">
      <style:text-properties officeooo:paragraph-rsid="039282d0"/>
    </style:style>
    <style:style style:name="P90" style:family="paragraph" style:parent-style-name="Standard">
      <style:text-properties officeooo:paragraph-rsid="03949a33"/>
    </style:style>
    <style:style style:name="P91" style:family="paragraph" style:parent-style-name="Standard">
      <style:text-properties officeooo:paragraph-rsid="03960808"/>
    </style:style>
    <style:style style:name="P92" style:family="paragraph" style:parent-style-name="Standard">
      <style:text-properties officeooo:paragraph-rsid="03968c0e"/>
    </style:style>
    <style:style style:name="P93" style:family="paragraph" style:parent-style-name="Standard">
      <style:text-properties officeooo:paragraph-rsid="0396f593"/>
    </style:style>
    <style:style style:name="P94" style:family="paragraph" style:parent-style-name="Standard">
      <style:text-properties officeooo:paragraph-rsid="02b068c6"/>
    </style:style>
    <style:style style:name="P95" style:family="paragraph" style:parent-style-name="Standard">
      <style:text-properties officeooo:paragraph-rsid="03996c61"/>
    </style:style>
    <style:style style:name="P96" style:family="paragraph" style:parent-style-name="Standard">
      <style:text-properties officeooo:paragraph-rsid="039b367d"/>
    </style:style>
    <style:style style:name="P97" style:family="paragraph" style:parent-style-name="Standard">
      <style:text-properties officeooo:paragraph-rsid="03a0a09e"/>
    </style:style>
    <style:style style:name="P98" style:family="paragraph" style:parent-style-name="Standard">
      <style:text-properties officeooo:paragraph-rsid="03a123d3"/>
    </style:style>
    <style:style style:name="P99" style:family="paragraph" style:parent-style-name="Standard">
      <style:text-properties officeooo:paragraph-rsid="03a5d9fd"/>
    </style:style>
    <style:style style:name="P100" style:family="paragraph" style:parent-style-name="Standard">
      <style:text-properties officeooo:paragraph-rsid="03a813f5"/>
    </style:style>
    <style:style style:name="P101" style:family="paragraph" style:parent-style-name="Standard">
      <style:text-properties officeooo:paragraph-rsid="03a92479"/>
    </style:style>
    <style:style style:name="P102" style:family="paragraph" style:parent-style-name="Standard">
      <style:text-properties officeooo:paragraph-rsid="03aa4010"/>
    </style:style>
    <style:style style:name="P103" style:family="paragraph" style:parent-style-name="Standard">
      <style:text-properties officeooo:paragraph-rsid="03aceca0"/>
    </style:style>
    <style:style style:name="P104" style:family="paragraph" style:parent-style-name="Standard">
      <style:text-properties officeooo:paragraph-rsid="03ad4c02"/>
    </style:style>
    <style:style style:name="P105" style:family="paragraph" style:parent-style-name="Standard">
      <style:text-properties officeooo:paragraph-rsid="03af5a2a"/>
    </style:style>
    <style:style style:name="P106" style:family="paragraph" style:parent-style-name="Standard">
      <style:text-properties officeooo:paragraph-rsid="03afbf0a"/>
    </style:style>
    <style:style style:name="P107" style:family="paragraph" style:parent-style-name="Standard">
      <style:text-properties officeooo:paragraph-rsid="03b1a35a"/>
    </style:style>
    <style:style style:name="P108" style:family="paragraph" style:parent-style-name="Standard">
      <style:text-properties officeooo:paragraph-rsid="03b206f6"/>
    </style:style>
    <style:style style:name="P109" style:family="paragraph" style:parent-style-name="Standard">
      <style:text-properties officeooo:rsid="03b206f6" officeooo:paragraph-rsid="03b344db"/>
    </style:style>
    <style:style style:name="P110" style:family="paragraph" style:parent-style-name="Standard">
      <style:text-properties officeooo:paragraph-rsid="03b344db"/>
    </style:style>
    <style:style style:name="P111" style:family="paragraph" style:parent-style-name="Standard">
      <style:text-properties officeooo:rsid="03b425a6" officeooo:paragraph-rsid="03b425a6"/>
    </style:style>
    <style:style style:name="P112" style:family="paragraph" style:parent-style-name="Standard">
      <style:text-properties officeooo:rsid="03b425a6" officeooo:paragraph-rsid="03b478cf"/>
    </style:style>
    <style:style style:name="P113" style:family="paragraph" style:parent-style-name="Standard">
      <style:text-properties officeooo:paragraph-rsid="03b478cf"/>
    </style:style>
    <style:style style:name="P114" style:family="paragraph" style:parent-style-name="Standard">
      <style:text-properties officeooo:rsid="03b478cf" officeooo:paragraph-rsid="03b478cf"/>
    </style:style>
    <style:style style:name="P115" style:family="paragraph" style:parent-style-name="Standard">
      <style:text-properties fo:color="#999999" loext:opacity="100%" fo:language="en" fo:country="US" fo:font-weight="bold" officeooo:rsid="003b1ec5" officeooo:paragraph-rsid="02337c92" style:font-weight-asian="bold" style:font-weight-complex="bold"/>
    </style:style>
    <style:style style:name="P116" style:family="paragraph" style:parent-style-name="Standard">
      <style:text-properties officeooo:paragraph-rsid="03bb9eb9"/>
    </style:style>
    <style:style style:name="P117" style:family="paragraph" style:parent-style-name="Standard">
      <style:text-properties officeooo:paragraph-rsid="03c01969"/>
    </style:style>
    <style:style style:name="P118" style:family="paragraph" style:parent-style-name="Standard">
      <style:paragraph-properties fo:text-align="justify" style:justify-single-word="false" fo:break-before="page"/>
      <style:text-properties fo:color="#999999" loext:opacity="100%" fo:language="en" fo:country="US" fo:font-weight="bold" officeooo:rsid="0032f19b" officeooo:paragraph-rsid="00131f4f" fo:background-color="transparent" style:font-weight-asian="bold" style:font-weight-complex="bold"/>
    </style:style>
    <style:style style:name="T1" style:family="text">
      <style:text-properties officeooo:rsid="0043d0fb"/>
    </style:style>
    <style:style style:name="T2" style:family="text">
      <style:text-properties fo:font-weight="bold" officeooo:rsid="00ab4647" fo:background-color="#fff200" loext:char-shading-value="0" style:font-weight-asian="bold" style:font-weight-complex="bold"/>
    </style:style>
    <style:style style:name="T3" style:family="text">
      <style:text-properties fo:font-weight="bold" officeooo:rsid="00d88c8c" fo:background-color="#fff200" loext:char-shading-value="0" style:font-weight-asian="bold" style:font-weight-complex="bold"/>
    </style:style>
    <style:style style:name="T4" style:family="text">
      <style:text-properties fo:font-weight="bold" officeooo:rsid="00fb0d24" fo:background-color="#fff200" loext:char-shading-value="0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ceef7" style:font-weight-asian="bold" style:font-weight-complex="bold"/>
    </style:style>
    <style:style style:name="T7" style:family="text">
      <style:text-properties fo:font-weight="bold" officeooo:rsid="010b0b47" style:font-weight-asian="bold" style:font-weight-complex="bold"/>
    </style:style>
    <style:style style:name="T8" style:family="text">
      <style:text-properties fo:font-weight="bold" officeooo:rsid="00136227" style:font-weight-asian="bold" style:font-weight-complex="bold"/>
    </style:style>
    <style:style style:name="T9" style:family="text">
      <style:text-properties fo:font-weight="bold" officeooo:rsid="00d88c8c" style:font-weight-asian="bold" style:font-weight-complex="bold"/>
    </style:style>
    <style:style style:name="T10" style:family="text">
      <style:text-properties fo:font-weight="bold" officeooo:rsid="03a5d9fd" style:font-weight-asian="bold" style:font-weight-complex="bold"/>
    </style:style>
    <style:style style:name="T11" style:family="text">
      <style:text-properties fo:font-weight="bold" officeooo:rsid="03aceca0" style:font-weight-asian="bold" style:font-weight-complex="bold"/>
    </style:style>
    <style:style style:name="T12" style:family="text">
      <style:text-properties fo:font-weight="bold" officeooo:rsid="03ad4c02" style:font-weight-asian="bold" style:font-weight-complex="bold"/>
    </style:style>
    <style:style style:name="T13" style:family="text">
      <style:text-properties fo:font-weight="bold" officeooo:rsid="03b425a6" style:font-weight-asian="bold" style:font-weight-complex="bold"/>
    </style:style>
    <style:style style:name="T14" style:family="text">
      <style:text-properties fo:font-weight="bold" officeooo:rsid="0100f487" fo:background-color="#dddddd" loext:char-shading-value="0" style:font-weight-asian="bold" style:font-weight-complex="bold"/>
    </style:style>
    <style:style style:name="T15" style:family="text">
      <style:text-properties fo:font-weight="bold" officeooo:rsid="036e88af" fo:background-color="transparent" loext:char-shading-value="0" style:font-weight-asian="bold" style:font-weight-complex="bold"/>
    </style:style>
    <style:style style:name="T16" style:family="text">
      <style:text-properties fo:font-weight="bold" officeooo:rsid="0285b5b7" fo:background-color="transparent" loext:char-shading-value="0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d88c8c" style:font-weight-asian="normal" style:font-weight-complex="normal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7d3450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3aceca0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3ad4c02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3b425a6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3a22fa7" fo:background-color="#fff200" loext:char-shading-value="0" style:font-style-asian="italic" style:font-weight-asian="bold" style:font-style-complex="italic" style:font-weight-complex="bold"/>
    </style:style>
    <style:style style:name="T25" style:family="text">
      <style:text-properties fo:font-style="normal" officeooo:rsid="02e1bf95" fo:background-color="#dddddd" loext:char-shading-value="0" style:font-style-asian="normal" style:font-style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3799373" style:font-style-asian="normal" style:font-style-complex="normal"/>
    </style:style>
    <style:style style:name="T28" style:family="text">
      <style:text-properties fo:font-style="normal" fo:font-weight="bold" officeooo:rsid="026ba5b5" fo:background-color="#fff200" loext:char-shading-value="0" style:font-style-asian="normal" style:font-weight-asian="bold" style:font-style-complex="normal" style:font-weight-complex="bold"/>
    </style:style>
    <style:style style:name="T29" style:family="text">
      <style:text-properties officeooo:rsid="00704232"/>
    </style:style>
    <style:style style:name="T30" style:family="text">
      <style:text-properties officeooo:rsid="00fb0d24" fo:background-color="#fff200" loext:char-shading-value="0"/>
    </style:style>
    <style:style style:name="T31" style:family="text">
      <style:text-properties officeooo:rsid="007f05cd" fo:background-color="#fff200" loext:char-shading-value="0"/>
    </style:style>
    <style:style style:name="T32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33" style:family="text">
      <style:text-properties fo:language="en" fo:country="US" fo:font-weight="normal" officeooo:rsid="021c4c1c" fo:background-color="transparent" loext:char-shading-value="0" style:font-weight-asian="normal" style:font-weight-complex="normal"/>
    </style:style>
    <style:style style:name="T34" style:family="text">
      <style:text-properties fo:language="en" fo:country="US" fo:font-weight="normal" officeooo:rsid="028a8df8" fo:background-color="transparent" loext:char-shading-value="0" style:font-weight-asian="normal" style:font-weight-complex="normal"/>
    </style:style>
    <style:style style:name="T35" style:family="text">
      <style:text-properties fo:language="en" fo:country="US" fo:font-weight="normal" officeooo:rsid="029eec2c" fo:background-color="transparent" loext:char-shading-value="0" style:font-weight-asian="normal" style:font-weight-complex="normal"/>
    </style:style>
    <style:style style:name="T36" style:family="text">
      <style:text-properties fo:language="en" fo:country="US" fo:font-weight="normal" officeooo:rsid="028af2ba" fo:background-color="transparent" loext:char-shading-value="0" style:font-weight-asian="normal" style:font-weight-complex="normal"/>
    </style:style>
    <style:style style:name="T37" style:family="text">
      <style:text-properties fo:language="en" fo:country="US" fo:font-weight="normal" officeooo:rsid="02e24375" fo:background-color="transparent" loext:char-shading-value="0" style:font-weight-asian="normal" style:font-weight-complex="normal"/>
    </style:style>
    <style:style style:name="T38" style:family="text">
      <style:text-properties fo:language="en" fo:country="US" fo:font-weight="normal" officeooo:rsid="02e31d26" fo:background-color="transparent" loext:char-shading-value="0" style:font-weight-asian="normal" style:font-weight-complex="normal"/>
    </style:style>
    <style:style style:name="T39" style:family="text">
      <style:text-properties fo:language="en" fo:country="US" fo:font-weight="normal" officeooo:rsid="02e3cec7" fo:background-color="transparent" loext:char-shading-value="0" style:font-weight-asian="normal" style:font-weight-complex="normal"/>
    </style:style>
    <style:style style:name="T40" style:family="text">
      <style:text-properties fo:language="en" fo:country="US" fo:font-weight="normal" officeooo:rsid="02e668d3" fo:background-color="transparent" loext:char-shading-value="0" style:font-weight-asian="normal" style:font-weight-complex="normal"/>
    </style:style>
    <style:style style:name="T41" style:family="text">
      <style:text-properties fo:language="en" fo:country="US" fo:font-weight="normal" officeooo:rsid="00bb70dd" fo:background-color="transparent" loext:char-shading-value="0" style:font-weight-asian="normal" style:font-weight-complex="normal"/>
    </style:style>
    <style:style style:name="T42" style:family="text">
      <style:text-properties fo:language="en" fo:country="US" fo:font-weight="normal" officeooo:rsid="00704232" fo:background-color="transparent" loext:char-shading-value="0" style:font-weight-asian="normal" style:font-weight-complex="normal"/>
    </style:style>
    <style:style style:name="T43" style:family="text">
      <style:text-properties fo:language="en" fo:country="US" fo:font-weight="normal" officeooo:rsid="020e8e48" fo:background-color="transparent" loext:char-shading-value="0" style:font-weight-asian="normal" style:font-weight-complex="normal"/>
    </style:style>
    <style:style style:name="T44" style:family="text">
      <style:text-properties fo:language="en" fo:country="US" fo:font-weight="normal" officeooo:rsid="02f3c009" fo:background-color="transparent" loext:char-shading-value="0" style:font-weight-asian="normal" style:font-weight-complex="normal"/>
    </style:style>
    <style:style style:name="T45" style:family="text">
      <style:text-properties fo:language="en" fo:country="US" fo:font-weight="normal" officeooo:rsid="02e52fe0" fo:background-color="transparent" loext:char-shading-value="0" style:font-weight-asian="normal" style:font-weight-complex="normal"/>
    </style:style>
    <style:style style:name="T46" style:family="text">
      <style:text-properties fo:language="en" fo:country="US" fo:font-weight="normal" officeooo:rsid="02e70e9e" fo:background-color="transparent" loext:char-shading-value="0" style:font-weight-asian="normal" style:font-weight-complex="normal"/>
    </style:style>
    <style:style style:name="T47" style:family="text">
      <style:text-properties fo:language="en" fo:country="US" fo:font-weight="normal" officeooo:rsid="0260d497" fo:background-color="transparent" loext:char-shading-value="0" style:font-weight-asian="normal" style:font-weight-complex="normal"/>
    </style:style>
    <style:style style:name="T48" style:family="text">
      <style:text-properties fo:language="en" fo:country="US" fo:font-weight="normal" officeooo:rsid="02dfa693" fo:background-color="transparent" loext:char-shading-value="0" style:font-weight-asian="normal" style:font-weight-complex="normal"/>
    </style:style>
    <style:style style:name="T49" style:family="text">
      <style:text-properties fo:language="en" fo:country="US" fo:font-weight="normal" officeooo:rsid="00377c68" fo:background-color="transparent" loext:char-shading-value="0" style:font-weight-asian="normal" style:font-weight-complex="normal"/>
    </style:style>
    <style:style style:name="T50" style:family="text">
      <style:text-properties fo:language="en" fo:country="US" fo:font-weight="normal" officeooo:rsid="0038376e" fo:background-color="transparent" loext:char-shading-value="0" style:font-weight-asian="normal" style:font-weight-complex="normal"/>
    </style:style>
    <style:style style:name="T51" style:family="text">
      <style:text-properties fo:language="en" fo:country="US" fo:font-weight="normal" officeooo:rsid="02e3bc6b" fo:background-color="transparent" loext:char-shading-value="0" style:font-weight-asian="normal" style:font-weight-complex="normal"/>
    </style:style>
    <style:style style:name="T52" style:family="text">
      <style:text-properties fo:language="en" fo:country="US" fo:font-weight="normal" officeooo:rsid="00707467" fo:background-color="transparent" loext:char-shading-value="0" style:font-weight-asian="normal" style:font-weight-complex="normal"/>
    </style:style>
    <style:style style:name="T53" style:family="text">
      <style:text-properties fo:language="en" fo:country="US" fo:font-weight="normal" officeooo:rsid="00ad7526" fo:background-color="transparent" loext:char-shading-value="0" style:font-weight-asian="normal" style:font-weight-complex="normal"/>
    </style:style>
    <style:style style:name="T54" style:family="text">
      <style:text-properties fo:language="en" fo:country="US" fo:font-weight="normal" officeooo:rsid="036932ab" fo:background-color="transparent" loext:char-shading-value="0" style:font-weight-asian="normal" style:font-weight-complex="normal"/>
    </style:style>
    <style:style style:name="T55" style:family="text">
      <style:text-properties fo:language="en" fo:country="US" fo:font-weight="normal" officeooo:rsid="036ce207" fo:background-color="transparent" loext:char-shading-value="0" style:font-weight-asian="normal" style:font-weight-complex="normal"/>
    </style:style>
    <style:style style:name="T56" style:family="text">
      <style:text-properties fo:language="en" fo:country="US" fo:font-weight="normal" officeooo:rsid="036d1ad8" fo:background-color="transparent" loext:char-shading-value="0" style:font-weight-asian="normal" style:font-weight-complex="normal"/>
    </style:style>
    <style:style style:name="T57" style:family="text">
      <style:text-properties fo:language="en" fo:country="US" fo:font-weight="normal" officeooo:rsid="036e88af" fo:background-color="transparent" loext:char-shading-value="0" style:font-weight-asian="normal" style:font-weight-complex="normal"/>
    </style:style>
    <style:style style:name="T58" style:family="text">
      <style:text-properties fo:language="en" fo:country="US" fo:font-weight="normal" officeooo:rsid="03704145" fo:background-color="transparent" loext:char-shading-value="0" style:font-weight-asian="normal" style:font-weight-complex="normal"/>
    </style:style>
    <style:style style:name="T59" style:family="text">
      <style:text-properties fo:language="en" fo:country="US" fo:font-weight="normal" officeooo:rsid="03722720" fo:background-color="transparent" loext:char-shading-value="0" style:font-weight-asian="normal" style:font-weight-complex="normal"/>
    </style:style>
    <style:style style:name="T60" style:family="text">
      <style:text-properties fo:language="en" fo:country="US" fo:font-weight="normal" officeooo:rsid="03762214" fo:background-color="transparent" loext:char-shading-value="0" style:font-weight-asian="normal" style:font-weight-complex="normal"/>
    </style:style>
    <style:style style:name="T61" style:family="text">
      <style:text-properties fo:language="en" fo:country="US" fo:font-weight="normal" officeooo:rsid="03774809" fo:background-color="transparent" loext:char-shading-value="0" style:font-weight-asian="normal" style:font-weight-complex="normal"/>
    </style:style>
    <style:style style:name="T62" style:family="text">
      <style:text-properties fo:language="en" fo:country="US" fo:font-weight="normal" officeooo:rsid="0377d5ff" fo:background-color="transparent" loext:char-shading-value="0" style:font-weight-asian="normal" style:font-weight-complex="normal"/>
    </style:style>
    <style:style style:name="T63" style:family="text">
      <style:text-properties fo:language="en" fo:country="US" fo:font-weight="normal" officeooo:rsid="03782fa7" fo:background-color="transparent" loext:char-shading-value="0" style:font-weight-asian="normal" style:font-weight-complex="normal"/>
    </style:style>
    <style:style style:name="T64" style:family="text">
      <style:text-properties fo:language="en" fo:country="US" fo:font-weight="normal" officeooo:rsid="037a1aec" fo:background-color="transparent" loext:char-shading-value="0" style:font-weight-asian="normal" style:font-weight-complex="normal"/>
    </style:style>
    <style:style style:name="T65" style:family="text">
      <style:text-properties fo:language="en" fo:country="US" fo:font-weight="normal" officeooo:rsid="02c5da8e" fo:background-color="transparent" loext:char-shading-value="0" style:font-weight-asian="normal" style:font-weight-complex="normal"/>
    </style:style>
    <style:style style:name="T66" style:family="text">
      <style:text-properties fo:language="en" fo:country="US" fo:font-weight="normal" officeooo:rsid="037c8e7e" fo:background-color="transparent" loext:char-shading-value="0" style:font-weight-asian="normal" style:font-weight-complex="normal"/>
    </style:style>
    <style:style style:name="T67" style:family="text">
      <style:text-properties fo:language="en" fo:country="US" fo:font-weight="normal" officeooo:rsid="038a550e" fo:background-color="transparent" loext:char-shading-value="0" style:font-weight-asian="normal" style:font-weight-complex="normal"/>
    </style:style>
    <style:style style:name="T68" style:family="text">
      <style:text-properties fo:language="en" fo:country="US" fo:font-weight="normal" officeooo:rsid="03960808" fo:background-color="transparent" loext:char-shading-value="0" style:font-weight-asian="normal" style:font-weight-complex="normal"/>
    </style:style>
    <style:style style:name="T69" style:family="text">
      <style:text-properties fo:language="en" fo:country="US" fo:font-weight="normal" officeooo:rsid="03968c0e" fo:background-color="transparent" loext:char-shading-value="0" style:font-weight-asian="normal" style:font-weight-complex="normal"/>
    </style:style>
    <style:style style:name="T70" style:family="text">
      <style:text-properties fo:language="en" fo:country="US" fo:font-weight="normal" officeooo:rsid="0396f593" fo:background-color="transparent" loext:char-shading-value="0" style:font-weight-asian="normal" style:font-weight-complex="normal"/>
    </style:style>
    <style:style style:name="T71" style:family="text">
      <style:text-properties fo:language="en" fo:country="US" fo:font-weight="normal" officeooo:rsid="039b367d" fo:background-color="transparent" loext:char-shading-value="0" style:font-weight-asian="normal" style:font-weight-complex="normal"/>
    </style:style>
    <style:style style:name="T72" style:family="text">
      <style:text-properties fo:language="en" fo:country="US" fo:font-weight="normal" officeooo:rsid="039c3f00" fo:background-color="transparent" loext:char-shading-value="0" style:font-weight-asian="normal" style:font-weight-complex="normal"/>
    </style:style>
    <style:style style:name="T73" style:family="text">
      <style:text-properties fo:language="en" fo:country="US" fo:font-weight="normal" officeooo:rsid="039d95bd" fo:background-color="transparent" loext:char-shading-value="0" style:font-weight-asian="normal" style:font-weight-complex="normal"/>
    </style:style>
    <style:style style:name="T74" style:family="text">
      <style:text-properties fo:language="en" fo:country="US" fo:font-weight="normal" officeooo:rsid="03b1a35a" fo:background-color="transparent" loext:char-shading-value="0" style:font-weight-asian="normal" style:font-weight-complex="normal"/>
    </style:style>
    <style:style style:name="T75" style:family="text">
      <style:text-properties fo:language="en" fo:country="US" fo:font-weight="normal" officeooo:rsid="03b7fff1" fo:background-color="transparent" loext:char-shading-value="0" style:font-weight-asian="normal" style:font-weight-complex="normal"/>
    </style:style>
    <style:style style:name="T76" style:family="text">
      <style:text-properties fo:language="en" fo:country="US" fo:font-weight="normal" officeooo:rsid="03bacc8d" fo:background-color="transparent" loext:char-shading-value="0" style:font-weight-asian="normal" style:font-weight-complex="normal"/>
    </style:style>
    <style:style style:name="T77" style:family="text">
      <style:text-properties fo:language="en" fo:country="US" fo:font-weight="normal" officeooo:rsid="03bcd7a8" fo:background-color="transparent" loext:char-shading-value="0" style:font-weight-asian="normal" style:font-weight-complex="normal"/>
    </style:style>
    <style:style style:name="T78" style:family="text">
      <style:text-properties fo:language="en" fo:country="US" fo:font-weight="normal" officeooo:rsid="0100f487" fo:background-color="#dddddd" loext:char-shading-value="0" style:font-weight-asian="normal" style:font-weight-complex="normal"/>
    </style:style>
    <style:style style:name="T79" style:family="text">
      <style:text-properties fo:language="en" fo:country="US" fo:font-weight="normal" officeooo:rsid="00357d7d" fo:background-color="#dddddd" loext:char-shading-value="0" style:font-weight-asian="normal" style:font-weight-complex="normal"/>
    </style:style>
    <style:style style:name="T80" style:family="text">
      <style:text-properties fo:language="en" fo:country="US" fo:font-weight="normal" officeooo:rsid="0014eac0" fo:background-color="#dddddd" loext:char-shading-value="0" style:font-weight-asian="normal" style:font-weight-complex="normal"/>
    </style:style>
    <style:style style:name="T81" style:family="text">
      <style:text-properties fo:language="en" fo:country="US" fo:font-weight="normal" officeooo:rsid="00a176b7" fo:background-color="#dddddd" loext:char-shading-value="0" style:font-weight-asian="normal" style:font-weight-complex="normal"/>
    </style:style>
    <style:style style:name="T82" style:family="text">
      <style:text-properties fo:language="en" fo:country="US" fo:font-weight="normal" officeooo:rsid="00373dfb" fo:background-color="#dddddd" loext:char-shading-value="0" style:font-weight-asian="normal" style:font-weight-complex="normal"/>
    </style:style>
    <style:style style:name="T83" style:family="text">
      <style:text-properties fo:language="en" fo:country="US" fo:font-weight="normal" officeooo:rsid="02e1bf95" fo:background-color="#dddddd" loext:char-shading-value="0" style:font-weight-asian="normal" style:font-weight-complex="normal"/>
    </style:style>
    <style:style style:name="T84" style:family="text">
      <style:text-properties fo:language="en" fo:country="US" fo:font-weight="normal" officeooo:rsid="02e3bc6b" fo:background-color="#dddddd" loext:char-shading-value="0" style:font-weight-asian="normal" style:font-weight-complex="normal"/>
    </style:style>
    <style:style style:name="T85" style:family="text">
      <style:text-properties fo:language="en" fo:country="US" fo:font-weight="normal" officeooo:rsid="03704145" fo:background-color="#dddddd" loext:char-shading-value="0" style:font-weight-asian="normal" style:font-weight-complex="normal"/>
    </style:style>
    <style:style style:name="T86" style:family="text">
      <style:text-properties fo:language="en" fo:country="US" fo:font-weight="normal" officeooo:rsid="029ae3bf" fo:background-color="#dddddd" loext:char-shading-value="0" style:font-weight-asian="normal" style:font-weight-complex="normal"/>
    </style:style>
    <style:style style:name="T87" style:family="text">
      <style:text-properties fo:language="en" fo:country="US" fo:font-weight="normal" officeooo:rsid="03774809" fo:background-color="#dddddd" loext:char-shading-value="0" style:font-weight-asian="normal" style:font-weight-complex="normal"/>
    </style:style>
    <style:style style:name="T88" style:family="text">
      <style:text-properties fo:language="en" fo:country="US" fo:font-weight="normal" officeooo:rsid="03799373" fo:background-color="#dddddd" loext:char-shading-value="0" style:font-weight-asian="normal" style:font-weight-complex="normal"/>
    </style:style>
    <style:style style:name="T89" style:family="text">
      <style:text-properties fo:language="en" fo:country="US" fo:font-weight="normal" officeooo:rsid="037c8e7e" fo:background-color="#dddddd" loext:char-shading-value="0" style:font-weight-asian="normal" style:font-weight-complex="normal"/>
    </style:style>
    <style:style style:name="T90" style:family="text">
      <style:text-properties fo:language="en" fo:country="US" fo:font-weight="normal" officeooo:rsid="03af5a2a" fo:background-color="#dddddd" loext:char-shading-value="0" style:font-weight-asian="normal" style:font-weight-complex="normal"/>
    </style:style>
    <style:style style:name="T91" style:family="text">
      <style:text-properties fo:language="en" fo:country="US" fo:font-weight="normal" officeooo:rsid="001e4eb8" style:font-weight-asian="normal" style:font-weight-complex="normal"/>
    </style:style>
    <style:style style:name="T92" style:family="text">
      <style:text-properties fo:language="en" fo:country="US" fo:font-weight="normal" officeooo:rsid="0032ee51" style:font-weight-asian="normal" style:font-weight-complex="normal"/>
    </style:style>
    <style:style style:name="T93" style:family="text">
      <style:text-properties fo:language="en" fo:country="US" fo:font-weight="normal" officeooo:rsid="03473ee4" style:font-weight-asian="normal" style:font-weight-complex="normal"/>
    </style:style>
    <style:style style:name="T94" style:family="text">
      <style:text-properties fo:language="en" fo:country="US" fo:font-weight="normal" officeooo:rsid="03a92479" style:font-weight-asian="normal" style:font-weight-complex="normal"/>
    </style:style>
    <style:style style:name="T95" style:family="text">
      <style:text-properties fo:language="en" fo:country="US" fo:font-weight="normal" officeooo:rsid="03aa4010" style:font-weight-asian="normal" style:font-weight-complex="normal"/>
    </style:style>
    <style:style style:name="T96" style:family="text">
      <style:text-properties fo:language="en" fo:country="US" fo:font-weight="normal" officeooo:rsid="03adaeb1" style:font-weight-asian="normal" style:font-weight-complex="normal"/>
    </style:style>
    <style:style style:name="T97" style:family="text">
      <style:text-properties fo:language="en" fo:country="US" fo:font-style="italic" fo:font-weight="bold" officeooo:rsid="0100f487" fo:background-color="#dddddd" loext:char-shading-value="0" style:font-style-asian="italic" style:font-weight-asian="bold" style:font-style-complex="italic" style:font-weight-complex="bold"/>
    </style:style>
    <style:style style:name="T98" style:family="text">
      <style:text-properties fo:language="en" fo:country="US" fo:font-style="italic" fo:font-weight="bold" officeooo:rsid="03814bfa" fo:background-color="#dddddd" loext:char-shading-value="0" style:font-style-asian="italic" style:font-weight-asian="bold" style:font-style-complex="italic" style:font-weight-complex="bold"/>
    </style:style>
    <style:style style:name="T99" style:family="text">
      <style:text-properties fo:language="en" fo:country="US" fo:font-style="italic" fo:font-weight="bold" officeooo:rsid="03818515" fo:background-color="#dddddd" loext:char-shading-value="0" style:font-style-asian="italic" style:font-weight-asian="bold" style:font-style-complex="italic" style:font-weight-complex="bold"/>
    </style:style>
    <style:style style:name="T100" style:family="text">
      <style:text-properties fo:language="en" fo:country="US" fo:font-style="italic" fo:font-weight="bold" officeooo:rsid="038d0ed2" fo:background-color="#dddddd" loext:char-shading-value="0" style:font-style-asian="italic" style:font-weight-asian="bold" style:font-style-complex="italic" style:font-weight-complex="bold"/>
    </style:style>
    <style:style style:name="T101" style:family="text">
      <style:text-properties fo:language="en" fo:country="US" fo:font-style="italic" fo:font-weight="bold" officeooo:rsid="021c4c1c" fo:background-color="transparent" loext:char-shading-value="0" style:font-style-asian="italic" style:font-weight-asian="bold" style:font-style-complex="italic" style:font-weight-complex="bold"/>
    </style:style>
    <style:style style:name="T102" style:family="text">
      <style:text-properties fo:language="en" fo:country="US" fo:font-style="italic" fo:font-weight="bold" officeooo:rsid="028a8df8" fo:background-color="transparent" loext:char-shading-value="0" style:font-style-asian="italic" style:font-weight-asian="bold" style:font-style-complex="italic" style:font-weight-complex="bold"/>
    </style:style>
    <style:style style:name="T103" style:family="text">
      <style:text-properties fo:language="en" fo:country="US" fo:font-style="italic" fo:font-weight="bold" officeooo:rsid="02e562ba" fo:background-color="transparent" loext:char-shading-value="0" style:font-style-asian="italic" style:font-weight-asian="bold" style:font-style-complex="italic" style:font-weight-complex="bold"/>
    </style:style>
    <style:style style:name="T104" style:family="text">
      <style:text-properties fo:language="en" fo:country="US" fo:font-style="italic" fo:font-weight="bold" officeooo:rsid="036ce207" fo:background-color="transparent" loext:char-shading-value="0" style:font-style-asian="italic" style:font-weight-asian="bold" style:font-style-complex="italic" style:font-weight-complex="bold"/>
    </style:style>
    <style:style style:name="T105" style:family="text">
      <style:text-properties fo:language="en" fo:country="US" fo:font-style="italic" fo:font-weight="bold" officeooo:rsid="036e88af" fo:background-color="transparent" loext:char-shading-value="0" style:font-style-asian="italic" style:font-weight-asian="bold" style:font-style-complex="italic" style:font-weight-complex="bold"/>
    </style:style>
    <style:style style:name="T106" style:family="text">
      <style:text-properties fo:language="en" fo:country="US" fo:font-style="italic" fo:font-weight="bold" officeooo:rsid="03774809" fo:background-color="transparent" loext:char-shading-value="0" style:font-style-asian="italic" style:font-weight-asian="bold" style:font-style-complex="italic" style:font-weight-complex="bold"/>
    </style:style>
    <style:style style:name="T107" style:family="text">
      <style:text-properties fo:language="en" fo:country="US" fo:font-style="italic" fo:font-weight="bold" officeooo:rsid="0100f487" fo:background-color="transparent" loext:char-shading-value="0" style:font-style-asian="italic" style:font-weight-asian="bold" style:font-style-complex="italic" style:font-weight-complex="bold"/>
    </style:style>
    <style:style style:name="T108" style:family="text">
      <style:text-properties fo:language="en" fo:country="US" fo:font-style="italic" fo:font-weight="bold" officeooo:rsid="037a1aec" fo:background-color="transparent" loext:char-shading-value="0" style:font-style-asian="italic" style:font-weight-asian="bold" style:font-style-complex="italic" style:font-weight-complex="bold"/>
    </style:style>
    <style:style style:name="T109" style:family="text">
      <style:text-properties fo:language="en" fo:country="US" fo:font-style="italic" fo:font-weight="bold" officeooo:rsid="038028ca" fo:background-color="transparent" loext:char-shading-value="0" style:font-style-asian="italic" style:font-weight-asian="bold" style:font-style-complex="italic" style:font-weight-complex="bold"/>
    </style:style>
    <style:style style:name="T110" style:family="text">
      <style:text-properties fo:language="en" fo:country="US" fo:font-style="italic" fo:font-weight="bold" officeooo:rsid="038a550e" fo:background-color="transparent" loext:char-shading-value="0" style:font-style-asian="italic" style:font-weight-asian="bold" style:font-style-complex="italic" style:font-weight-complex="bold"/>
    </style:style>
    <style:style style:name="T111" style:family="text">
      <style:text-properties fo:language="en" fo:country="US" fo:font-style="italic" fo:font-weight="bold" officeooo:rsid="0396f593" fo:background-color="transparent" loext:char-shading-value="0" style:font-style-asian="italic" style:font-weight-asian="bold" style:font-style-complex="italic" style:font-weight-complex="bold"/>
    </style:style>
    <style:style style:name="T112" style:family="text">
      <style:text-properties fo:language="en" fo:country="US" fo:font-style="italic" fo:font-weight="bold" officeooo:rsid="03a5d9fd" fo:background-color="transparent" loext:char-shading-value="0" style:font-style-asian="italic" style:font-weight-asian="bold" style:font-style-complex="italic" style:font-weight-complex="bold"/>
    </style:style>
    <style:style style:name="T113" style:family="text">
      <style:text-properties fo:language="en" fo:country="US" fo:font-style="italic" fo:font-weight="bold" officeooo:rsid="03a3f195" fo:background-color="transparent" loext:char-shading-value="0" style:font-style-asian="italic" style:font-weight-asian="bold" style:font-style-complex="italic" style:font-weight-complex="bold"/>
    </style:style>
    <style:style style:name="T114" style:family="text">
      <style:text-properties fo:language="en" fo:country="US" fo:font-style="italic" fo:font-weight="bold" officeooo:rsid="03aceca0" fo:background-color="transparent" loext:char-shading-value="0" style:font-style-asian="italic" style:font-weight-asian="bold" style:font-style-complex="italic" style:font-weight-complex="bold"/>
    </style:style>
    <style:style style:name="T115" style:family="text">
      <style:text-properties fo:language="en" fo:country="US" fo:font-style="italic" fo:font-weight="bold" officeooo:rsid="03c2101a" fo:background-color="transparent" loext:char-shading-value="0" style:font-style-asian="italic" style:font-weight-asian="bold" style:font-style-complex="italic" style:font-weight-complex="bold"/>
    </style:style>
    <style:style style:name="T116" style:family="text">
      <style:text-properties fo:language="en" fo:country="US" fo:font-style="italic" fo:font-weight="bold" officeooo:rsid="00fb0d24" fo:background-color="#fff200" loext:char-shading-value="0" style:font-style-asian="italic" style:font-weight-asian="bold" style:font-style-complex="italic" style:font-weight-complex="bold"/>
    </style:style>
    <style:style style:name="T117" style:family="text">
      <style:text-properties fo:language="en" fo:country="US" fo:font-style="italic" fo:font-weight="bold" officeooo:rsid="007d3450" fo:background-color="#fff200" loext:char-shading-value="0" style:font-style-asian="italic" style:font-weight-asian="bold" style:font-style-complex="italic" style:font-weight-complex="bold"/>
    </style:style>
    <style:style style:name="T118" style:family="text">
      <style:text-properties fo:language="en" fo:country="US" fo:font-style="italic" fo:font-weight="bold" officeooo:rsid="03a22fa7" fo:background-color="#fff200" loext:char-shading-value="0" style:font-style-asian="italic" style:font-weight-asian="bold" style:font-style-complex="italic" style:font-weight-complex="bold"/>
    </style:style>
    <style:style style:name="T119" style:family="text">
      <style:text-properties fo:language="en" fo:country="US" fo:font-style="italic" fo:font-weight="bold" officeooo:rsid="0397e956" fo:background-color="#fff200" loext:char-shading-value="0" style:font-style-asian="italic" style:font-weight-asian="bold" style:font-style-complex="italic" style:font-weight-complex="bold"/>
    </style:style>
    <style:style style:name="T120" style:family="text">
      <style:text-properties fo:language="en" fo:country="US" fo:font-style="italic" fo:font-weight="bold" officeooo:rsid="03aa4010" style:font-style-asian="italic" style:font-weight-asian="bold" style:font-style-complex="italic" style:font-weight-complex="bold"/>
    </style:style>
    <style:style style:name="T121" style:family="text">
      <style:text-properties fo:language="en" fo:country="US" fo:font-style="italic" fo:font-weight="bold" officeooo:rsid="03b1a35a" style:font-style-asian="italic" style:font-weight-asian="bold" style:font-style-complex="italic" style:font-weight-complex="bold"/>
    </style:style>
    <style:style style:name="T122" style:family="text">
      <style:text-properties fo:language="en" fo:country="US" fo:font-style="italic" fo:font-weight="normal" officeooo:rsid="0100f487" fo:background-color="#dddddd" loext:char-shading-value="0" style:font-style-asian="italic" style:font-weight-asian="normal" style:font-style-complex="italic" style:font-weight-complex="normal"/>
    </style:style>
    <style:style style:name="T123" style:family="text">
      <style:text-properties fo:language="en" fo:country="US" fo:font-style="italic" fo:font-weight="normal" officeooo:rsid="03818515" fo:background-color="#dddddd" loext:char-shading-value="0" style:font-style-asian="italic" style:font-weight-asian="normal" style:font-style-complex="italic" style:font-weight-complex="normal"/>
    </style:style>
    <style:style style:name="T124" style:family="text">
      <style:text-properties fo:language="en" fo:country="US" fo:font-style="italic" fo:font-weight="normal" officeooo:rsid="0383fde0" fo:background-color="#dddddd" loext:char-shading-value="0" style:font-style-asian="italic" style:font-weight-asian="normal" style:font-style-complex="italic" style:font-weight-complex="normal"/>
    </style:style>
    <style:style style:name="T125" style:family="text">
      <style:text-properties fo:language="en" fo:country="US" fo:font-style="italic" fo:font-weight="normal" officeooo:rsid="0385d115" fo:background-color="#dddddd" loext:char-shading-value="0" style:font-style-asian="italic" style:font-weight-asian="normal" style:font-style-complex="italic" style:font-weight-complex="normal"/>
    </style:style>
    <style:style style:name="T126" style:family="text">
      <style:text-properties fo:language="en" fo:country="US" fo:font-style="italic" fo:font-weight="normal" officeooo:rsid="03949a33" fo:background-color="#dddddd" loext:char-shading-value="0" style:font-style-asian="italic" style:font-weight-asian="normal" style:font-style-complex="italic" style:font-weight-complex="normal"/>
    </style:style>
    <style:style style:name="T127" style:family="text">
      <style:text-properties fo:language="en" fo:country="US" fo:font-style="italic" fo:font-weight="normal" officeooo:rsid="036d1ad8" fo:background-color="transparent" loext:char-shading-value="0" style:font-style-asian="italic" style:font-weight-asian="normal" style:font-style-complex="italic" style:font-weight-complex="normal"/>
    </style:style>
    <style:style style:name="T128" style:family="text">
      <style:text-properties fo:language="en" fo:country="US" fo:font-style="italic" fo:font-weight="normal" officeooo:rsid="028a8df8" fo:background-color="transparent" loext:char-shading-value="0" style:font-style-asian="italic" style:font-weight-asian="normal" style:font-style-complex="italic" style:font-weight-complex="normal"/>
    </style:style>
    <style:style style:name="T129" style:family="text">
      <style:text-properties fo:language="en" fo:country="US" fo:font-style="italic" fo:font-weight="normal" officeooo:rsid="021c4c1c" fo:background-color="transparent" loext:char-shading-value="0" style:font-style-asian="italic" style:font-weight-asian="normal" style:font-style-complex="italic" style:font-weight-complex="normal"/>
    </style:style>
    <style:style style:name="T130" style:family="text">
      <style:text-properties fo:language="en" fo:country="US" fo:font-style="italic" fo:font-weight="normal" officeooo:rsid="037a1aec" fo:background-color="transparent" loext:char-shading-value="0" style:font-style-asian="italic" style:font-weight-asian="normal" style:font-style-complex="italic" style:font-weight-complex="normal"/>
    </style:style>
    <style:style style:name="T131" style:family="text">
      <style:text-properties fo:language="en" fo:country="US" fo:font-style="normal" fo:font-weight="normal" officeooo:rsid="0100f487" fo:background-color="#dddddd" loext:char-shading-value="0" style:font-style-asian="normal" style:font-weight-asian="normal" style:font-style-complex="normal" style:font-weight-complex="normal"/>
    </style:style>
    <style:style style:name="T132" style:family="text">
      <style:text-properties fo:language="en" fo:country="US" fo:font-style="normal" fo:font-weight="normal" officeooo:rsid="02f0a5f0" fo:background-color="#dddddd" loext:char-shading-value="0" style:font-style-asian="normal" style:font-weight-asian="normal" style:font-style-complex="normal" style:font-weight-complex="normal"/>
    </style:style>
    <style:style style:name="T133" style:family="text">
      <style:text-properties fo:language="en" fo:country="US" fo:font-style="normal" fo:font-weight="normal" officeooo:rsid="02e1bf95" fo:background-color="#dddddd" loext:char-shading-value="0" style:font-style-asian="normal" style:font-weight-asian="normal" style:font-style-complex="normal" style:font-weight-complex="normal"/>
    </style:style>
    <style:style style:name="T134" style:family="text">
      <style:text-properties fo:language="en" fo:country="US" fo:font-style="normal" fo:font-weight="normal" officeooo:rsid="036e88af" fo:background-color="#dddddd" loext:char-shading-value="0" style:font-style-asian="normal" style:font-weight-asian="normal" style:font-style-complex="normal" style:font-weight-complex="normal"/>
    </style:style>
    <style:style style:name="T135" style:family="text">
      <style:text-properties fo:language="en" fo:country="US" fo:font-style="normal" fo:font-weight="normal" officeooo:rsid="03799373" fo:background-color="#dddddd" loext:char-shading-value="0" style:font-style-asian="normal" style:font-weight-asian="normal" style:font-style-complex="normal" style:font-weight-complex="normal"/>
    </style:style>
    <style:style style:name="T136" style:family="text">
      <style:text-properties fo:language="en" fo:country="US" fo:font-style="normal" fo:font-weight="normal" officeooo:rsid="037a1aec" fo:background-color="#dddddd" loext:char-shading-value="0" style:font-style-asian="normal" style:font-weight-asian="normal" style:font-style-complex="normal" style:font-weight-complex="normal"/>
    </style:style>
    <style:style style:name="T137" style:family="text">
      <style:text-properties fo:language="en" fo:country="US" fo:font-style="normal" fo:font-weight="normal" officeooo:rsid="037e6823" fo:background-color="#dddddd" loext:char-shading-value="0" style:font-style-asian="normal" style:font-weight-asian="normal" style:font-style-complex="normal" style:font-weight-complex="normal"/>
    </style:style>
    <style:style style:name="T138" style:family="text">
      <style:text-properties fo:language="en" fo:country="US" fo:font-style="normal" fo:font-weight="normal" officeooo:rsid="038028ca" fo:background-color="#dddddd" loext:char-shading-value="0" style:font-style-asian="normal" style:font-weight-asian="normal" style:font-style-complex="normal" style:font-weight-complex="normal"/>
    </style:style>
    <style:style style:name="T139" style:family="text">
      <style:text-properties fo:language="en" fo:country="US" fo:font-style="normal" fo:font-weight="normal" officeooo:rsid="03814bfa" fo:background-color="#dddddd" loext:char-shading-value="0" style:font-style-asian="normal" style:font-weight-asian="normal" style:font-style-complex="normal" style:font-weight-complex="normal"/>
    </style:style>
    <style:style style:name="T140" style:family="text">
      <style:text-properties fo:language="en" fo:country="US" fo:font-style="normal" fo:font-weight="normal" officeooo:rsid="03818515" fo:background-color="#dddddd" loext:char-shading-value="0" style:font-style-asian="normal" style:font-weight-asian="normal" style:font-style-complex="normal" style:font-weight-complex="normal"/>
    </style:style>
    <style:style style:name="T141" style:family="text">
      <style:text-properties fo:language="en" fo:country="US" fo:font-style="normal" fo:font-weight="normal" officeooo:rsid="0383fde0" fo:background-color="#dddddd" loext:char-shading-value="0" style:font-style-asian="normal" style:font-weight-asian="normal" style:font-style-complex="normal" style:font-weight-complex="normal"/>
    </style:style>
    <style:style style:name="T142" style:family="text">
      <style:text-properties fo:language="en" fo:country="US" fo:font-style="normal" fo:font-weight="normal" officeooo:rsid="0385a69e" fo:background-color="#dddddd" loext:char-shading-value="0" style:font-style-asian="normal" style:font-weight-asian="normal" style:font-style-complex="normal" style:font-weight-complex="normal"/>
    </style:style>
    <style:style style:name="T143" style:family="text">
      <style:text-properties fo:language="en" fo:country="US" fo:font-style="normal" fo:font-weight="normal" officeooo:rsid="0385d115" fo:background-color="#dddddd" loext:char-shading-value="0" style:font-style-asian="normal" style:font-weight-asian="normal" style:font-style-complex="normal" style:font-weight-complex="normal"/>
    </style:style>
    <style:style style:name="T144" style:family="text">
      <style:text-properties fo:language="en" fo:country="US" fo:font-style="normal" fo:font-weight="normal" officeooo:rsid="03865ddc" fo:background-color="#dddddd" loext:char-shading-value="0" style:font-style-asian="normal" style:font-weight-asian="normal" style:font-style-complex="normal" style:font-weight-complex="normal"/>
    </style:style>
    <style:style style:name="T145" style:family="text">
      <style:text-properties fo:language="en" fo:country="US" fo:font-style="normal" fo:font-weight="normal" officeooo:rsid="0386d0e5" fo:background-color="#dddddd" loext:char-shading-value="0" style:font-style-asian="normal" style:font-weight-asian="normal" style:font-style-complex="normal" style:font-weight-complex="normal"/>
    </style:style>
    <style:style style:name="T146" style:family="text">
      <style:text-properties fo:language="en" fo:country="US" fo:font-style="normal" fo:font-weight="normal" officeooo:rsid="038a550e" fo:background-color="#dddddd" loext:char-shading-value="0" style:font-style-asian="normal" style:font-weight-asian="normal" style:font-style-complex="normal" style:font-weight-complex="normal"/>
    </style:style>
    <style:style style:name="T147" style:family="text">
      <style:text-properties fo:language="en" fo:country="US" fo:font-style="normal" fo:font-weight="normal" officeooo:rsid="038a6d33" fo:background-color="#dddddd" loext:char-shading-value="0" style:font-style-asian="normal" style:font-weight-asian="normal" style:font-style-complex="normal" style:font-weight-complex="normal"/>
    </style:style>
    <style:style style:name="T148" style:family="text">
      <style:text-properties fo:language="en" fo:country="US" fo:font-style="normal" fo:font-weight="normal" officeooo:rsid="038c25fa" fo:background-color="#dddddd" loext:char-shading-value="0" style:font-style-asian="normal" style:font-weight-asian="normal" style:font-style-complex="normal" style:font-weight-complex="normal"/>
    </style:style>
    <style:style style:name="T149" style:family="text">
      <style:text-properties fo:language="en" fo:country="US" fo:font-style="normal" fo:font-weight="normal" officeooo:rsid="038d0ed2" fo:background-color="#dddddd" loext:char-shading-value="0" style:font-style-asian="normal" style:font-weight-asian="normal" style:font-style-complex="normal" style:font-weight-complex="normal"/>
    </style:style>
    <style:style style:name="T150" style:family="text">
      <style:text-properties fo:language="en" fo:country="US" fo:font-style="normal" fo:font-weight="normal" officeooo:rsid="038d1036" fo:background-color="#dddddd" loext:char-shading-value="0" style:font-style-asian="normal" style:font-weight-asian="normal" style:font-style-complex="normal" style:font-weight-complex="normal"/>
    </style:style>
    <style:style style:name="T151" style:family="text">
      <style:text-properties fo:language="en" fo:country="US" fo:font-style="normal" fo:font-weight="normal" officeooo:rsid="038ef337" fo:background-color="#dddddd" loext:char-shading-value="0" style:font-style-asian="normal" style:font-weight-asian="normal" style:font-style-complex="normal" style:font-weight-complex="normal"/>
    </style:style>
    <style:style style:name="T152" style:family="text">
      <style:text-properties fo:language="en" fo:country="US" fo:font-style="normal" fo:font-weight="normal" officeooo:rsid="038fdcec" fo:background-color="#dddddd" loext:char-shading-value="0" style:font-style-asian="normal" style:font-weight-asian="normal" style:font-style-complex="normal" style:font-weight-complex="normal"/>
    </style:style>
    <style:style style:name="T153" style:family="text">
      <style:text-properties fo:language="en" fo:country="US" fo:font-style="normal" fo:font-weight="normal" officeooo:rsid="0390fce2" fo:background-color="#dddddd" loext:char-shading-value="0" style:font-style-asian="normal" style:font-weight-asian="normal" style:font-style-complex="normal" style:font-weight-complex="normal"/>
    </style:style>
    <style:style style:name="T154" style:family="text">
      <style:text-properties fo:language="en" fo:country="US" fo:font-style="normal" fo:font-weight="normal" officeooo:rsid="039282d0" fo:background-color="#dddddd" loext:char-shading-value="0" style:font-style-asian="normal" style:font-weight-asian="normal" style:font-style-complex="normal" style:font-weight-complex="normal"/>
    </style:style>
    <style:style style:name="T155" style:family="text">
      <style:text-properties fo:language="en" fo:country="US" fo:font-style="normal" fo:font-weight="normal" officeooo:rsid="03932d3b" fo:background-color="#dddddd" loext:char-shading-value="0" style:font-style-asian="normal" style:font-weight-asian="normal" style:font-style-complex="normal" style:font-weight-complex="normal"/>
    </style:style>
    <style:style style:name="T156" style:family="text">
      <style:text-properties fo:language="en" fo:country="US" fo:font-style="normal" fo:font-weight="normal" officeooo:rsid="03949a33" fo:background-color="#dddddd" loext:char-shading-value="0" style:font-style-asian="normal" style:font-weight-asian="normal" style:font-style-complex="normal" style:font-weight-complex="normal"/>
    </style:style>
    <style:style style:name="T157" style:family="text">
      <style:text-properties fo:language="en" fo:country="US" fo:font-style="normal" fo:font-weight="normal" officeooo:rsid="0395d465" fo:background-color="#dddddd" loext:char-shading-value="0" style:font-style-asian="normal" style:font-weight-asian="normal" style:font-style-complex="normal" style:font-weight-complex="normal"/>
    </style:style>
    <style:style style:name="T158" style:family="text">
      <style:text-properties fo:language="en" fo:country="US" fo:font-style="normal" fo:font-weight="normal" officeooo:rsid="01a1af40" fo:background-color="#dddddd" loext:char-shading-value="0" style:font-style-asian="normal" style:font-weight-asian="normal" style:font-style-complex="normal" style:font-weight-complex="normal"/>
    </style:style>
    <style:style style:name="T159" style:family="text">
      <style:text-properties fo:language="en" fo:country="US" fo:font-style="normal" fo:font-weight="normal" officeooo:rsid="01dc9126" fo:background-color="#dddddd" loext:char-shading-value="0" style:font-style-asian="normal" style:font-weight-asian="normal" style:font-style-complex="normal" style:font-weight-complex="normal"/>
    </style:style>
    <style:style style:name="T160" style:family="text">
      <style:text-properties fo:language="en" fo:country="US" fo:font-style="normal" fo:font-weight="normal" officeooo:rsid="03a92479" fo:background-color="#dddddd" loext:char-shading-value="0" style:font-style-asian="normal" style:font-weight-asian="normal" style:font-style-complex="normal" style:font-weight-complex="normal"/>
    </style:style>
    <style:style style:name="T161" style:family="text">
      <style:text-properties fo:language="en" fo:country="US" fo:font-style="normal" fo:font-weight="normal" officeooo:rsid="03af5a2a" fo:background-color="#dddddd" loext:char-shading-value="0" style:font-style-asian="normal" style:font-weight-asian="normal" style:font-style-complex="normal" style:font-weight-complex="normal"/>
    </style:style>
    <style:style style:name="T162" style:family="text">
      <style:text-properties fo:language="en" fo:country="US" fo:font-style="normal" fo:font-weight="normal" officeooo:rsid="03afbf0a" fo:background-color="#dddddd" loext:char-shading-value="0" style:font-style-asian="normal" style:font-weight-asian="normal" style:font-style-complex="normal" style:font-weight-complex="normal"/>
    </style:style>
    <style:style style:name="T163" style:family="text">
      <style:text-properties fo:language="en" fo:country="US" fo:font-style="normal" fo:font-weight="normal" officeooo:rsid="03b344db" fo:background-color="#dddddd" loext:char-shading-value="0" style:font-style-asian="normal" style:font-weight-asian="normal" style:font-style-complex="normal" style:font-weight-complex="normal"/>
    </style:style>
    <style:style style:name="T164" style:family="text">
      <style:text-properties fo:language="en" fo:country="US" fo:font-style="normal" fo:font-weight="normal" officeooo:rsid="03b7fff1" fo:background-color="#dddddd" loext:char-shading-value="0" style:font-style-asian="normal" style:font-weight-asian="normal" style:font-style-complex="normal" style:font-weight-complex="normal"/>
    </style:style>
    <style:style style:name="T165" style:family="text">
      <style:text-properties fo:language="en" fo:country="US" fo:font-style="normal" fo:font-weight="normal" officeooo:rsid="03b96e25" fo:background-color="#dddddd" loext:char-shading-value="0" style:font-style-asian="normal" style:font-weight-asian="normal" style:font-style-complex="normal" style:font-weight-complex="normal"/>
    </style:style>
    <style:style style:name="T166" style:family="text">
      <style:text-properties fo:language="en" fo:country="US" fo:font-style="normal" fo:font-weight="normal" officeooo:rsid="03bad18a" fo:background-color="#dddddd" loext:char-shading-value="0" style:font-style-asian="normal" style:font-weight-asian="normal" style:font-style-complex="normal" style:font-weight-complex="normal"/>
    </style:style>
    <style:style style:name="T167" style:family="text">
      <style:text-properties fo:language="en" fo:country="US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168" style:family="text">
      <style:text-properties fo:language="en" fo:country="US" fo:font-style="normal" fo:font-weight="normal" officeooo:rsid="021c4c1c" fo:background-color="transparent" loext:char-shading-value="0" style:font-style-asian="normal" style:font-weight-asian="normal" style:font-style-complex="normal" style:font-weight-complex="normal"/>
    </style:style>
    <style:style style:name="T169" style:family="text">
      <style:text-properties fo:language="en" fo:country="US" fo:font-style="normal" fo:font-weight="normal" officeooo:rsid="02e24375" fo:background-color="transparent" loext:char-shading-value="0" style:font-style-asian="normal" style:font-weight-asian="normal" style:font-style-complex="normal" style:font-weight-complex="normal"/>
    </style:style>
    <style:style style:name="T170" style:family="text">
      <style:text-properties fo:language="en" fo:country="US" fo:font-style="normal" fo:font-weight="normal" officeooo:rsid="028a8df8" fo:background-color="transparent" loext:char-shading-value="0" style:font-style-asian="normal" style:font-weight-asian="normal" style:font-style-complex="normal" style:font-weight-complex="normal"/>
    </style:style>
    <style:style style:name="T171" style:family="text">
      <style:text-properties fo:language="en" fo:country="US" fo:font-style="normal" fo:font-weight="normal" officeooo:rsid="02e562ba" fo:background-color="transparent" loext:char-shading-value="0" style:font-style-asian="normal" style:font-weight-asian="normal" style:font-style-complex="normal" style:font-weight-complex="normal"/>
    </style:style>
    <style:style style:name="T172" style:family="text">
      <style:text-properties fo:language="en" fo:country="US" fo:font-style="normal" fo:font-weight="normal" officeooo:rsid="02e668d3" fo:background-color="transparent" loext:char-shading-value="0" style:font-style-asian="normal" style:font-weight-asian="normal" style:font-style-complex="normal" style:font-weight-complex="normal"/>
    </style:style>
    <style:style style:name="T173" style:family="text">
      <style:text-properties fo:language="en" fo:country="US" fo:font-style="normal" fo:font-weight="normal" officeooo:rsid="027e31e7" fo:background-color="transparent" loext:char-shading-value="0" style:font-style-asian="normal" style:font-weight-asian="normal" style:font-style-complex="normal" style:font-weight-complex="normal"/>
    </style:style>
    <style:style style:name="T174" style:family="text">
      <style:text-properties fo:language="en" fo:country="US" fo:font-style="normal" fo:font-weight="normal" officeooo:rsid="02a8b5c3" fo:background-color="transparent" loext:char-shading-value="0" style:font-style-asian="normal" style:font-weight-asian="normal" style:font-style-complex="normal" style:font-weight-complex="normal"/>
    </style:style>
    <style:style style:name="T175" style:family="text">
      <style:text-properties fo:language="en" fo:country="US" fo:font-style="normal" fo:font-weight="normal" officeooo:rsid="0100f487" fo:background-color="transparent" loext:char-shading-value="0" style:font-style-asian="normal" style:font-weight-asian="normal" style:font-style-complex="normal" style:font-weight-complex="normal"/>
    </style:style>
    <style:style style:name="T176" style:family="text">
      <style:text-properties fo:language="en" fo:country="US" fo:font-style="normal" fo:font-weight="normal" officeooo:rsid="036ce207" fo:background-color="transparent" loext:char-shading-value="0" style:font-style-asian="normal" style:font-weight-asian="normal" style:font-style-complex="normal" style:font-weight-complex="normal"/>
    </style:style>
    <style:style style:name="T177" style:family="text">
      <style:text-properties fo:language="en" fo:country="US" fo:font-style="normal" fo:font-weight="normal" officeooo:rsid="036e88af" fo:background-color="transparent" loext:char-shading-value="0" style:font-style-asian="normal" style:font-weight-asian="normal" style:font-style-complex="normal" style:font-weight-complex="normal"/>
    </style:style>
    <style:style style:name="T178" style:family="text">
      <style:text-properties fo:language="en" fo:country="US" fo:font-style="normal" fo:font-weight="normal" officeooo:rsid="03799373" fo:background-color="transparent" loext:char-shading-value="0" style:font-style-asian="normal" style:font-weight-asian="normal" style:font-style-complex="normal" style:font-weight-complex="normal"/>
    </style:style>
    <style:style style:name="T179" style:family="text">
      <style:text-properties fo:language="en" fo:country="US" fo:font-style="normal" fo:font-weight="normal" officeooo:rsid="037a1aec" fo:background-color="transparent" loext:char-shading-value="0" style:font-style-asian="normal" style:font-weight-asian="normal" style:font-style-complex="normal" style:font-weight-complex="normal"/>
    </style:style>
    <style:style style:name="T180" style:family="text">
      <style:text-properties fo:language="en" fo:country="US" fo:font-style="normal" fo:font-weight="normal" officeooo:rsid="028af2ba" fo:background-color="transparent" loext:char-shading-value="0" style:font-style-asian="normal" style:font-weight-asian="normal" style:font-style-complex="normal" style:font-weight-complex="normal"/>
    </style:style>
    <style:style style:name="T181" style:family="text">
      <style:text-properties fo:language="en" fo:country="US" fo:font-style="normal" fo:font-weight="normal" officeooo:rsid="02c6d0b7" fo:background-color="transparent" loext:char-shading-value="0" style:font-style-asian="normal" style:font-weight-asian="normal" style:font-style-complex="normal" style:font-weight-complex="normal"/>
    </style:style>
    <style:style style:name="T182" style:family="text">
      <style:text-properties fo:language="en" fo:country="US" fo:font-style="normal" fo:font-weight="normal" officeooo:rsid="038028ca" fo:background-color="transparent" loext:char-shading-value="0" style:font-style-asian="normal" style:font-weight-asian="normal" style:font-style-complex="normal" style:font-weight-complex="normal"/>
    </style:style>
    <style:style style:name="T183" style:family="text">
      <style:text-properties fo:language="en" fo:country="US" fo:font-style="normal" fo:font-weight="normal" officeooo:rsid="03818515" fo:background-color="transparent" loext:char-shading-value="0" style:font-style-asian="normal" style:font-weight-asian="normal" style:font-style-complex="normal" style:font-weight-complex="normal"/>
    </style:style>
    <style:style style:name="T184" style:family="text">
      <style:text-properties fo:language="en" fo:country="US" fo:font-style="normal" fo:font-weight="normal" officeooo:rsid="03814bfa" fo:background-color="transparent" loext:char-shading-value="0" style:font-style-asian="normal" style:font-weight-asian="normal" style:font-style-complex="normal" style:font-weight-complex="normal"/>
    </style:style>
    <style:style style:name="T185" style:family="text">
      <style:text-properties fo:language="en" fo:country="US" fo:font-style="normal" fo:font-weight="normal" officeooo:rsid="0385d115" fo:background-color="transparent" loext:char-shading-value="0" style:font-style-asian="normal" style:font-weight-asian="normal" style:font-style-complex="normal" style:font-weight-complex="normal"/>
    </style:style>
    <style:style style:name="T186" style:family="text">
      <style:text-properties fo:language="en" fo:country="US" fo:font-style="normal" fo:font-weight="normal" officeooo:rsid="038a550e" fo:background-color="transparent" loext:char-shading-value="0" style:font-style-asian="normal" style:font-weight-asian="normal" style:font-style-complex="normal" style:font-weight-complex="normal"/>
    </style:style>
    <style:style style:name="T187" style:family="text">
      <style:text-properties fo:language="en" fo:country="US" fo:font-style="normal" fo:font-weight="normal" officeooo:rsid="038d1036" fo:background-color="transparent" loext:char-shading-value="0" style:font-style-asian="normal" style:font-weight-asian="normal" style:font-style-complex="normal" style:font-weight-complex="normal"/>
    </style:style>
    <style:style style:name="T188" style:family="text">
      <style:text-properties fo:language="en" fo:country="US" fo:font-style="normal" fo:font-weight="normal" officeooo:rsid="038ef337" fo:background-color="transparent" loext:char-shading-value="0" style:font-style-asian="normal" style:font-weight-asian="normal" style:font-style-complex="normal" style:font-weight-complex="normal"/>
    </style:style>
    <style:style style:name="T189" style:family="text">
      <style:text-properties fo:language="en" fo:country="US" fo:font-style="normal" fo:font-weight="normal" officeooo:rsid="03865ddc" fo:background-color="transparent" loext:char-shading-value="0" style:font-style-asian="normal" style:font-weight-asian="normal" style:font-style-complex="normal" style:font-weight-complex="normal"/>
    </style:style>
    <style:style style:name="T190" style:family="text">
      <style:text-properties fo:language="en" fo:country="US" fo:font-style="normal" fo:font-weight="normal" officeooo:rsid="039282d0" fo:background-color="transparent" loext:char-shading-value="0" style:font-style-asian="normal" style:font-weight-asian="normal" style:font-style-complex="normal" style:font-weight-complex="normal"/>
    </style:style>
    <style:style style:name="T191" style:family="text">
      <style:text-properties fo:language="en" fo:country="US" fo:font-style="normal" fo:font-weight="normal" officeooo:rsid="03949a33" fo:background-color="transparent" loext:char-shading-value="0" style:font-style-asian="normal" style:font-weight-asian="normal" style:font-style-complex="normal" style:font-weight-complex="normal"/>
    </style:style>
    <style:style style:name="T192" style:family="text">
      <style:text-properties fo:language="en" fo:country="US" fo:font-style="normal" fo:font-weight="normal" officeooo:rsid="03a5d9fd" fo:background-color="transparent" loext:char-shading-value="0" style:font-style-asian="normal" style:font-weight-asian="normal" style:font-style-complex="normal" style:font-weight-complex="normal"/>
    </style:style>
    <style:style style:name="T193" style:family="text">
      <style:text-properties fo:language="en" fo:country="US" fo:font-style="normal" fo:font-weight="normal" officeooo:rsid="03a813f5" fo:background-color="transparent" loext:char-shading-value="0" style:font-style-asian="normal" style:font-weight-asian="normal" style:font-style-complex="normal" style:font-weight-complex="normal"/>
    </style:style>
    <style:style style:name="T194" style:family="text">
      <style:text-properties fo:language="en" fo:country="US" fo:font-style="normal" fo:font-weight="normal" officeooo:rsid="03a92479" fo:background-color="transparent" loext:char-shading-value="0" style:font-style-asian="normal" style:font-weight-asian="normal" style:font-style-complex="normal" style:font-weight-complex="normal"/>
    </style:style>
    <style:style style:name="T195" style:family="text">
      <style:text-properties fo:language="en" fo:country="US" fo:font-style="normal" fo:font-weight="normal" officeooo:rsid="03af5a2a" fo:background-color="transparent" loext:char-shading-value="0" style:font-style-asian="normal" style:font-weight-asian="normal" style:font-style-complex="normal" style:font-weight-complex="normal"/>
    </style:style>
    <style:style style:name="T196" style:family="text">
      <style:text-properties fo:language="en" fo:country="US" fo:font-style="normal" fo:font-weight="normal" officeooo:rsid="02f3c009" fo:background-color="transparent" loext:char-shading-value="0" style:font-style-asian="normal" style:font-weight-asian="normal" style:font-style-complex="normal" style:font-weight-complex="normal"/>
    </style:style>
    <style:style style:name="T197" style:family="text">
      <style:text-properties fo:language="en" fo:country="US" fo:font-style="normal" fo:font-weight="normal" officeooo:rsid="03b1a35a" fo:background-color="transparent" loext:char-shading-value="0" style:font-style-asian="normal" style:font-weight-asian="normal" style:font-style-complex="normal" style:font-weight-complex="normal"/>
    </style:style>
    <style:style style:name="T198" style:family="text">
      <style:text-properties fo:language="en" fo:country="US" fo:font-style="normal" fo:font-weight="normal" officeooo:rsid="03c2101a" fo:background-color="transparent" loext:char-shading-value="0" style:font-style-asian="normal" style:font-weight-asian="normal" style:font-style-complex="normal" style:font-weight-complex="normal"/>
    </style:style>
    <style:style style:name="T199" style:family="text">
      <style:text-properties fo:language="en" fo:country="US" fo:font-style="normal" fo:font-weight="bold" officeooo:rsid="02e046cf" fo:background-color="#fff200" loext:char-shading-value="0" style:font-style-asian="normal" style:font-weight-asian="bold" style:font-style-complex="normal" style:font-weight-complex="bold"/>
    </style:style>
    <style:style style:name="T200" style:family="text">
      <style:text-properties fo:language="en" fo:country="US" fo:font-style="normal" fo:font-weight="bold" officeooo:rsid="026ba5b5" fo:background-color="#fff200" loext:char-shading-value="0" style:font-style-asian="normal" style:font-weight-asian="bold" style:font-style-complex="normal" style:font-weight-complex="bold"/>
    </style:style>
    <style:style style:name="T201" style:family="text">
      <style:text-properties fo:language="en" fo:country="US" fo:font-style="normal" fo:font-weight="bold" officeooo:rsid="00fb0d24" fo:background-color="#fff200" loext:char-shading-value="0" style:font-style-asian="normal" style:font-weight-asian="bold" style:font-style-complex="normal" style:font-weight-complex="bold"/>
    </style:style>
    <style:style style:name="T202" style:family="text">
      <style:text-properties fo:language="en" fo:country="US" fo:font-style="normal" fo:font-weight="bold" officeooo:rsid="02e52fe0" fo:background-color="#fff200" loext:char-shading-value="0" style:font-style-asian="normal" style:font-weight-asian="bold" style:font-style-complex="normal" style:font-weight-complex="bold"/>
    </style:style>
    <style:style style:name="T203" style:family="text">
      <style:text-properties fo:language="en" fo:country="US" fo:font-style="normal" fo:font-weight="bold" officeooo:rsid="03673b90" fo:background-color="#fff200" loext:char-shading-value="0" style:font-style-asian="normal" style:font-weight-asian="bold" style:font-style-complex="normal" style:font-weight-complex="bold"/>
    </style:style>
    <style:style style:name="T204" style:family="text">
      <style:text-properties fo:language="en" fo:country="US" fo:font-style="normal" fo:font-weight="bold" officeooo:rsid="03750d21" fo:background-color="#fff200" loext:char-shading-value="0" style:font-style-asian="normal" style:font-weight-asian="bold" style:font-style-complex="normal" style:font-weight-complex="bold"/>
    </style:style>
    <style:style style:name="T205" style:family="text">
      <style:text-properties fo:language="en" fo:country="US" fo:font-style="normal" fo:font-weight="bold" officeooo:rsid="02e668d3" fo:background-color="transparent" loext:char-shading-value="0" style:font-style-asian="normal" style:font-weight-asian="bold" style:font-style-complex="normal" style:font-weight-complex="bold"/>
    </style:style>
    <style:style style:name="T206" style:family="text">
      <style:text-properties fo:language="en" fo:country="US" fo:font-style="normal" fo:font-weight="bold" officeooo:rsid="02a8b5c3" fo:background-color="transparent" loext:char-shading-value="0" style:font-style-asian="normal" style:font-weight-asian="bold" style:font-style-complex="normal" style:font-weight-complex="bold"/>
    </style:style>
    <style:style style:name="T207" style:family="text">
      <style:text-properties fo:language="en" fo:country="US" fo:font-style="normal" fo:font-weight="bold" officeooo:rsid="027e31e7" fo:background-color="transparent" loext:char-shading-value="0" style:font-style-asian="normal" style:font-weight-asian="bold" style:font-style-complex="normal" style:font-weight-complex="bold"/>
    </style:style>
    <style:style style:name="T208" style:family="text">
      <style:text-properties fo:language="en" fo:country="US" fo:font-style="normal" fo:font-weight="bold" officeooo:rsid="036ce207" fo:background-color="transparent" loext:char-shading-value="0" style:font-style-asian="normal" style:font-weight-asian="bold" style:font-style-complex="normal" style:font-weight-complex="bold"/>
    </style:style>
    <style:style style:name="T209" style:family="text">
      <style:text-properties fo:language="en" fo:country="US" fo:font-style="normal" fo:font-weight="bold" officeooo:rsid="028af2ba" fo:background-color="transparent" loext:char-shading-value="0" style:font-style-asian="normal" style:font-weight-asian="bold" style:font-style-complex="normal" style:font-weight-complex="bold"/>
    </style:style>
    <style:style style:name="T210" style:family="text">
      <style:text-properties fo:language="en" fo:country="US" fo:font-style="normal" fo:font-weight="bold" officeooo:rsid="021c4c1c" fo:background-color="transparent" loext:char-shading-value="0" style:font-style-asian="normal" style:font-weight-asian="bold" style:font-style-complex="normal" style:font-weight-complex="bold"/>
    </style:style>
    <style:style style:name="T211" style:family="text">
      <style:text-properties fo:language="en" fo:country="US" fo:font-style="normal" fo:font-weight="bold" officeooo:rsid="037a1aec" fo:background-color="transparent" loext:char-shading-value="0" style:font-style-asian="normal" style:font-weight-asian="bold" style:font-style-complex="normal" style:font-weight-complex="bold"/>
    </style:style>
    <style:style style:name="T212" style:family="text">
      <style:text-properties fo:language="en" fo:country="US" fo:font-style="normal" fo:font-weight="bold" officeooo:rsid="028a8df8" fo:background-color="transparent" loext:char-shading-value="0" style:font-style-asian="normal" style:font-weight-asian="bold" style:font-style-complex="normal" style:font-weight-complex="bold"/>
    </style:style>
    <style:style style:name="T213" style:family="text">
      <style:text-properties fo:language="en" fo:country="US" fo:font-style="normal" fo:font-weight="bold" officeooo:rsid="03818515" fo:background-color="transparent" loext:char-shading-value="0" style:font-style-asian="normal" style:font-weight-asian="bold" style:font-style-complex="normal" style:font-weight-complex="bold"/>
    </style:style>
    <style:style style:name="T214" style:family="text">
      <style:text-properties fo:language="en" fo:country="US" fo:font-style="normal" fo:font-weight="bold" officeooo:rsid="03a92479" fo:background-color="transparent" loext:char-shading-value="0" style:font-style-asian="normal" style:font-weight-asian="bold" style:font-style-complex="normal" style:font-weight-complex="bold"/>
    </style:style>
    <style:style style:name="T215" style:family="text">
      <style:text-properties fo:language="en" fo:country="US" fo:font-style="normal" fo:font-weight="bold" officeooo:rsid="0100f487" fo:background-color="#dddddd" loext:char-shading-value="0" style:font-style-asian="normal" style:font-weight-asian="bold" style:font-style-complex="normal" style:font-weight-complex="bold"/>
    </style:style>
    <style:style style:name="T216" style:family="text">
      <style:text-properties fo:language="en" fo:country="US" fo:font-style="normal" fo:font-weight="bold" officeooo:rsid="037e6823" fo:background-color="#dddddd" loext:char-shading-value="0" style:font-style-asian="normal" style:font-weight-asian="bold" style:font-style-complex="normal" style:font-weight-complex="bold"/>
    </style:style>
    <style:style style:name="T217" style:family="text">
      <style:text-properties fo:language="en" fo:country="US" fo:font-style="normal" fo:font-weight="bold" officeooo:rsid="03814bfa" fo:background-color="#dddddd" loext:char-shading-value="0" style:font-style-asian="normal" style:font-weight-asian="bold" style:font-style-complex="normal" style:font-weight-complex="bold"/>
    </style:style>
    <style:style style:name="T218" style:family="text">
      <style:text-properties fo:language="en" fo:country="US" fo:font-style="normal" fo:font-weight="bold" officeooo:rsid="03818515" fo:background-color="#dddddd" loext:char-shading-value="0" style:font-style-asian="normal" style:font-weight-asian="bold" style:font-style-complex="normal" style:font-weight-complex="bold"/>
    </style:style>
    <style:style style:name="T219" style:family="text">
      <style:text-properties fo:language="en" fo:country="US" fo:font-style="normal" fo:font-weight="bold" officeooo:rsid="038d0ed2" fo:background-color="#dddddd" loext:char-shading-value="0" style:font-style-asian="normal" style:font-weight-asian="bold" style:font-style-complex="normal" style:font-weight-complex="bold"/>
    </style:style>
    <style:style style:name="T220" style:family="text">
      <style:text-properties fo:language="en" fo:country="US" fo:font-style="normal" fo:font-weight="bold" officeooo:rsid="038d1036" fo:background-color="#dddddd" loext:char-shading-value="0" style:font-style-asian="normal" style:font-weight-asian="bold" style:font-style-complex="normal" style:font-weight-complex="bold"/>
    </style:style>
    <style:style style:name="T221" style:family="text">
      <style:text-properties fo:language="en" fo:country="US" fo:font-style="normal" fo:font-weight="bold" officeooo:rsid="0385d115" fo:background-color="#dddddd" loext:char-shading-value="0" style:font-style-asian="normal" style:font-weight-asian="bold" style:font-style-complex="normal" style:font-weight-complex="bold"/>
    </style:style>
    <style:style style:name="T222" style:family="text">
      <style:text-properties fo:language="en" fo:country="US" fo:font-style="normal" fo:font-weight="bold" officeooo:rsid="01a1af40" fo:background-color="#dddddd" loext:char-shading-value="0" style:font-style-asian="normal" style:font-weight-asian="bold" style:font-style-complex="normal" style:font-weight-complex="bold"/>
    </style:style>
    <style:style style:name="T223" style:family="text">
      <style:text-properties fo:language="en" fo:country="US" fo:font-style="normal" fo:font-weight="bold" officeooo:rsid="01dc9126" fo:background-color="#dddddd" loext:char-shading-value="0" style:font-style-asian="normal" style:font-weight-asian="bold" style:font-style-complex="normal" style:font-weight-complex="bold"/>
    </style:style>
    <style:style style:name="T224" style:family="text">
      <style:text-properties fo:language="en" fo:country="US" fo:font-style="normal" fo:font-weight="bold" officeooo:rsid="02f0a5f0" fo:background-color="#dddddd" loext:char-shading-value="0" style:font-style-asian="normal" style:font-weight-asian="bold" style:font-style-complex="normal" style:font-weight-complex="bold"/>
    </style:style>
    <style:style style:name="T225" style:family="text">
      <style:text-properties fo:language="en" fo:country="US" fo:font-weight="bold" officeooo:rsid="007d3450" fo:background-color="#fff200" loext:char-shading-value="0" style:font-weight-asian="bold" style:font-weight-complex="bold"/>
    </style:style>
    <style:style style:name="T226" style:family="text">
      <style:text-properties fo:language="en" fo:country="US" fo:font-weight="bold" officeooo:rsid="02dfed25" fo:background-color="#fff200" loext:char-shading-value="0" style:font-weight-asian="bold" style:font-weight-complex="bold"/>
    </style:style>
    <style:style style:name="T227" style:family="text">
      <style:text-properties fo:language="en" fo:country="US" fo:font-weight="bold" officeooo:rsid="02ed6da8" fo:background-color="#fff200" loext:char-shading-value="0" style:font-weight-asian="bold" style:font-weight-complex="bold"/>
    </style:style>
    <style:style style:name="T228" style:family="text">
      <style:text-properties fo:language="en" fo:country="US" fo:font-weight="bold" officeooo:rsid="00704232" fo:background-color="#fff200" loext:char-shading-value="0" style:font-weight-asian="bold" style:font-weight-complex="bold"/>
    </style:style>
    <style:style style:name="T229" style:family="text">
      <style:text-properties fo:language="en" fo:country="US" fo:font-weight="bold" officeooo:rsid="00fb0d24" fo:background-color="#fff200" loext:char-shading-value="0" style:font-weight-asian="bold" style:font-weight-complex="bold"/>
    </style:style>
    <style:style style:name="T230" style:family="text">
      <style:text-properties fo:language="en" fo:country="US" fo:font-weight="bold" officeooo:rsid="0094c10f" fo:background-color="#fff200" loext:char-shading-value="0" style:font-weight-asian="bold" style:font-weight-complex="bold"/>
    </style:style>
    <style:style style:name="T231" style:family="text">
      <style:text-properties fo:language="en" fo:country="US" fo:font-weight="bold" officeooo:rsid="036567b0" fo:background-color="#fff200" loext:char-shading-value="0" style:font-weight-asian="bold" style:font-weight-complex="bold"/>
    </style:style>
    <style:style style:name="T232" style:family="text">
      <style:text-properties fo:language="en" fo:country="US" fo:font-weight="bold" officeooo:rsid="03886017" fo:background-color="#fff200" loext:char-shading-value="0" style:font-weight-asian="bold" style:font-weight-complex="bold"/>
    </style:style>
    <style:style style:name="T233" style:family="text">
      <style:text-properties fo:language="en" fo:country="US" fo:font-weight="bold" officeooo:rsid="0397e956" fo:background-color="#fff200" loext:char-shading-value="0" style:font-weight-asian="bold" style:font-weight-complex="bold"/>
    </style:style>
    <style:style style:name="T234" style:family="text">
      <style:text-properties fo:language="en" fo:country="US" fo:font-weight="bold" officeooo:rsid="0100f487" fo:background-color="#dddddd" loext:char-shading-value="0" style:font-weight-asian="bold" style:font-weight-complex="bold"/>
    </style:style>
    <style:style style:name="T235" style:family="text">
      <style:text-properties fo:language="en" fo:country="US" fo:font-weight="bold" officeooo:rsid="02dfed25" fo:background-color="#dddddd" loext:char-shading-value="0" style:font-weight-asian="bold" style:font-weight-complex="bold"/>
    </style:style>
    <style:style style:name="T236" style:family="text">
      <style:text-properties fo:language="en" fo:country="US" fo:font-weight="bold" officeooo:rsid="036567b0" fo:background-color="#dddddd" loext:char-shading-value="0" style:font-weight-asian="bold" style:font-weight-complex="bold"/>
    </style:style>
    <style:style style:name="T237" style:family="text">
      <style:text-properties fo:language="en" fo:country="US" fo:font-weight="bold" officeooo:rsid="02e1bf95" fo:background-color="#dddddd" loext:char-shading-value="0" style:font-weight-asian="bold" style:font-weight-complex="bold"/>
    </style:style>
    <style:style style:name="T238" style:family="text">
      <style:text-properties fo:language="en" fo:country="US" fo:font-weight="bold" officeooo:rsid="02e3bc6b" fo:background-color="#dddddd" loext:char-shading-value="0" style:font-weight-asian="bold" style:font-weight-complex="bold"/>
    </style:style>
    <style:style style:name="T239" style:family="text">
      <style:text-properties fo:language="en" fo:country="US" fo:font-weight="bold" officeooo:rsid="03774809" fo:background-color="#dddddd" loext:char-shading-value="0" style:font-weight-asian="bold" style:font-weight-complex="bold"/>
    </style:style>
    <style:style style:name="T240" style:family="text">
      <style:text-properties fo:language="en" fo:country="US" fo:font-weight="bold" officeooo:rsid="029ae3bf" fo:background-color="#dddddd" loext:char-shading-value="0" style:font-weight-asian="bold" style:font-weight-complex="bold"/>
    </style:style>
    <style:style style:name="T241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242" style:family="text">
      <style:text-properties fo:language="en" fo:country="US" fo:font-weight="bold" officeooo:rsid="028a8df8" fo:background-color="transparent" loext:char-shading-value="0" style:font-weight-asian="bold" style:font-weight-complex="bold"/>
    </style:style>
    <style:style style:name="T243" style:family="text">
      <style:text-properties fo:language="en" fo:country="US" fo:font-weight="bold" officeooo:rsid="021c4c1c" fo:background-color="transparent" loext:char-shading-value="0" style:font-weight-asian="bold" style:font-weight-complex="bold"/>
    </style:style>
    <style:style style:name="T244" style:family="text">
      <style:text-properties fo:language="en" fo:country="US" fo:font-weight="bold" officeooo:rsid="007d3450" fo:background-color="transparent" loext:char-shading-value="0" style:font-weight-asian="bold" style:font-weight-complex="bold"/>
    </style:style>
    <style:style style:name="T245" style:family="text">
      <style:text-properties fo:language="en" fo:country="US" fo:font-weight="bold" officeooo:rsid="02e24375" fo:background-color="transparent" loext:char-shading-value="0" style:font-weight-asian="bold" style:font-weight-complex="bold"/>
    </style:style>
    <style:style style:name="T246" style:family="text">
      <style:text-properties fo:language="en" fo:country="US" fo:font-weight="bold" officeooo:rsid="00377c68" fo:background-color="transparent" loext:char-shading-value="0" style:font-weight-asian="bold" style:font-weight-complex="bold"/>
    </style:style>
    <style:style style:name="T247" style:family="text">
      <style:text-properties fo:language="en" fo:country="US" fo:font-weight="bold" officeooo:rsid="02e1bf95" fo:background-color="transparent" loext:char-shading-value="0" style:font-weight-asian="bold" style:font-weight-complex="bold"/>
    </style:style>
    <style:style style:name="T248" style:family="text">
      <style:text-properties fo:language="en" fo:country="US" fo:font-weight="bold" officeooo:rsid="02e52fe0" fo:background-color="transparent" loext:char-shading-value="0" style:font-weight-asian="bold" style:font-weight-complex="bold"/>
    </style:style>
    <style:style style:name="T249" style:family="text">
      <style:text-properties fo:language="en" fo:country="US" fo:font-weight="bold" officeooo:rsid="02e70e9e" fo:background-color="transparent" loext:char-shading-value="0" style:font-weight-asian="bold" style:font-weight-complex="bold"/>
    </style:style>
    <style:style style:name="T250" style:family="text">
      <style:text-properties fo:language="en" fo:country="US" fo:font-weight="bold" officeooo:rsid="036c0ccd" fo:background-color="transparent" loext:char-shading-value="0" style:font-weight-asian="bold" style:font-weight-complex="bold"/>
    </style:style>
    <style:style style:name="T251" style:family="text">
      <style:text-properties fo:language="en" fo:country="US" fo:font-weight="bold" officeooo:rsid="036d1ad8" fo:background-color="transparent" loext:char-shading-value="0" style:font-weight-asian="bold" style:font-weight-complex="bold"/>
    </style:style>
    <style:style style:name="T252" style:family="text">
      <style:text-properties fo:language="en" fo:country="US" fo:font-weight="bold" officeooo:rsid="036ce207" fo:background-color="transparent" loext:char-shading-value="0" style:font-weight-asian="bold" style:font-weight-complex="bold"/>
    </style:style>
    <style:style style:name="T253" style:family="text">
      <style:text-properties fo:language="en" fo:country="US" fo:font-weight="bold" officeooo:rsid="036e88af" fo:background-color="transparent" loext:char-shading-value="0" style:font-weight-asian="bold" style:font-weight-complex="bold"/>
    </style:style>
    <style:style style:name="T254" style:family="text">
      <style:text-properties fo:language="en" fo:country="US" fo:font-weight="bold" officeooo:rsid="03704145" fo:background-color="transparent" loext:char-shading-value="0" style:font-weight-asian="bold" style:font-weight-complex="bold"/>
    </style:style>
    <style:style style:name="T255" style:family="text">
      <style:text-properties fo:language="en" fo:country="US" fo:font-weight="bold" officeooo:rsid="03762214" fo:background-color="transparent" loext:char-shading-value="0" style:font-weight-asian="bold" style:font-weight-complex="bold"/>
    </style:style>
    <style:style style:name="T256" style:family="text">
      <style:text-properties fo:language="en" fo:country="US" fo:font-weight="bold" officeooo:rsid="03774809" fo:background-color="transparent" loext:char-shading-value="0" style:font-weight-asian="bold" style:font-weight-complex="bold"/>
    </style:style>
    <style:style style:name="T257" style:family="text">
      <style:text-properties fo:language="en" fo:country="US" fo:font-weight="bold" officeooo:rsid="0377d5ff" fo:background-color="transparent" loext:char-shading-value="0" style:font-weight-asian="bold" style:font-weight-complex="bold"/>
    </style:style>
    <style:style style:name="T258" style:family="text">
      <style:text-properties fo:language="en" fo:country="US" fo:font-weight="bold" officeooo:rsid="02e3cec7" fo:background-color="transparent" loext:char-shading-value="0" style:font-weight-asian="bold" style:font-weight-complex="bold"/>
    </style:style>
    <style:style style:name="T259" style:family="text">
      <style:text-properties fo:language="en" fo:country="US" fo:font-weight="bold" officeooo:rsid="03782fa7" fo:background-color="transparent" loext:char-shading-value="0" style:font-weight-asian="bold" style:font-weight-complex="bold"/>
    </style:style>
    <style:style style:name="T260" style:family="text">
      <style:text-properties fo:language="en" fo:country="US" fo:font-weight="bold" officeooo:rsid="03960808" fo:background-color="transparent" loext:char-shading-value="0" style:font-weight-asian="bold" style:font-weight-complex="bold"/>
    </style:style>
    <style:style style:name="T261" style:family="text">
      <style:text-properties fo:language="en" fo:country="US" fo:font-weight="bold" officeooo:rsid="03968c0e" fo:background-color="transparent" loext:char-shading-value="0" style:font-weight-asian="bold" style:font-weight-complex="bold"/>
    </style:style>
    <style:style style:name="T262" style:family="text">
      <style:text-properties fo:language="en" fo:country="US" fo:font-weight="bold" officeooo:rsid="0396f593" fo:background-color="transparent" loext:char-shading-value="0" style:font-weight-asian="bold" style:font-weight-complex="bold"/>
    </style:style>
    <style:style style:name="T263" style:family="text">
      <style:text-properties fo:language="en" fo:country="US" fo:font-weight="bold" officeooo:rsid="039b367d" fo:background-color="transparent" loext:char-shading-value="0" style:font-weight-asian="bold" style:font-weight-complex="bold"/>
    </style:style>
    <style:style style:name="T264" style:family="text">
      <style:text-properties fo:language="en" fo:country="US" fo:font-weight="bold" officeooo:rsid="02f3c009" fo:background-color="transparent" loext:char-shading-value="0" style:font-weight-asian="bold" style:font-weight-complex="bold"/>
    </style:style>
    <style:style style:name="T265" style:family="text">
      <style:text-properties fo:language="en" fo:country="US" fo:font-weight="bold" officeooo:rsid="03b7fff1" fo:background-color="transparent" loext:char-shading-value="0" style:font-weight-asian="bold" style:font-weight-complex="bold"/>
    </style:style>
    <style:style style:name="T266" style:family="text">
      <style:text-properties fo:language="en" fo:country="US" fo:font-weight="bold" officeooo:rsid="00704232" style:font-weight-asian="bold" style:font-weight-complex="bold"/>
    </style:style>
    <style:style style:name="T267" style:family="text">
      <style:text-properties fo:language="en" fo:country="US" fo:font-weight="bold" officeooo:rsid="001e4eb8" style:font-weight-asian="bold" style:font-weight-complex="bold"/>
    </style:style>
    <style:style style:name="T268" style:family="text">
      <style:text-properties fo:language="en" fo:country="US" fo:font-weight="bold" officeooo:rsid="00d88c8c" style:font-weight-asian="bold" style:font-weight-complex="bold"/>
    </style:style>
    <style:style style:name="T269" style:family="text">
      <style:text-properties fo:language="en" fo:country="US" fo:font-weight="bold" officeooo:rsid="03a92479" style:font-weight-asian="bold" style:font-weight-complex="bold"/>
    </style:style>
    <style:style style:name="T270" style:family="text">
      <style:text-properties fo:language="en" fo:country="US" fo:font-weight="bold" officeooo:rsid="03aa4010" style:font-weight-asian="bold" style:font-weight-complex="bold"/>
    </style:style>
    <style:style style:name="T271" style:family="text">
      <style:text-properties fo:language="en" fo:country="US" officeooo:rsid="00bb70dd"/>
    </style:style>
    <style:style style:name="T272" style:family="text">
      <style:text-properties fo:language="en" fo:country="US" officeooo:rsid="00704232"/>
    </style:style>
    <style:style style:name="T273" style:family="text">
      <style:text-properties fo:language="en" fo:country="US" officeooo:rsid="0032ee51"/>
    </style:style>
    <style:style style:name="T274" style:family="text">
      <style:text-properties fo:color="#999999" loext:opacity="100%"/>
    </style:style>
    <style:style style:name="T275" style:family="text">
      <style:text-properties fo:color="#999999" loext:opacity="100%" fo:font-weight="bold" officeooo:rsid="001e4eb8" style:font-weight-asian="bold" style:font-weight-complex="bold"/>
    </style:style>
    <style:style style:name="T276" style:family="text">
      <style:text-properties fo:color="#999999" loext:opacity="100%" fo:font-weight="bold" officeooo:rsid="00373dfb" style:font-weight-asian="bold" style:font-weight-complex="bold"/>
    </style:style>
    <style:style style:name="T277" style:family="text">
      <style:text-properties fo:color="#999999" loext:opacity="100%" fo:font-weight="bold" officeooo:rsid="01ebd016" style:font-weight-asian="bold" style:font-weight-complex="bold"/>
    </style:style>
    <style:style style:name="T278" style:family="text">
      <style:text-properties fo:color="#999999" loext:opacity="100%" fo:font-weight="bold" officeooo:rsid="014f0a12" style:font-weight-asian="bold" style:font-weight-complex="bold"/>
    </style:style>
    <style:style style:name="T279" style:family="text">
      <style:text-properties fo:color="#999999" loext:opacity="100%" fo:font-weight="bold" officeooo:rsid="001e4eb8" fo:background-color="#ffffff" loext:char-shading-value="0" style:font-weight-asian="bold" style:font-weight-complex="bold"/>
    </style:style>
    <style:style style:name="T280" style:family="text">
      <style:text-properties fo:color="#999999" loext:opacity="100%" fo:font-weight="bold" officeooo:rsid="00373dfb" fo:background-color="#ffffff" loext:char-shading-value="0" style:font-weight-asian="bold" style:font-weight-complex="bold"/>
    </style:style>
    <style:style style:name="T281" style:family="text">
      <style:text-properties fo:color="#999999" loext:opacity="100%" fo:font-weight="bold" officeooo:rsid="02197992" fo:background-color="#ffffff" loext:char-shading-value="0" style:font-weight-asian="bold" style:font-weight-complex="bold"/>
    </style:style>
    <style:style style:name="T282" style:family="text">
      <style:text-properties fo:color="#999999" loext:opacity="100%" fo:font-weight="bold" officeooo:rsid="014f0a12" fo:background-color="#ffffff" loext:char-shading-value="0" style:font-weight-asian="bold" style:font-weight-complex="bold"/>
    </style:style>
    <style:style style:name="T283" style:family="text">
      <style:text-properties fo:color="#999999" loext:opacity="100%" fo:language="en" fo:country="US" fo:font-weight="normal" officeooo:rsid="02e3e79e" fo:background-color="transparent" loext:char-shading-value="0" style:font-weight-asian="normal" style:font-weight-complex="normal"/>
    </style:style>
    <style:style style:name="T284" style:family="text">
      <style:text-properties fo:color="#999999" loext:opacity="100%" fo:language="en" fo:country="US" fo:font-weight="normal" officeooo:rsid="028af2ba" fo:background-color="transparent" loext:char-shading-value="0" style:font-weight-asian="normal" style:font-weight-complex="normal"/>
    </style:style>
    <style:style style:name="T285" style:family="text">
      <style:text-properties fo:color="#999999" loext:opacity="100%" fo:language="en" fo:country="US" fo:font-weight="normal" officeooo:rsid="02e43d4c" fo:background-color="transparent" loext:char-shading-value="0" style:font-weight-asian="normal" style:font-weight-complex="normal"/>
    </style:style>
    <style:style style:name="T286" style:family="text">
      <style:text-properties fo:color="#999999" loext:opacity="100%" fo:language="en" fo:country="US" fo:font-style="normal" fo:font-weight="normal" officeooo:rsid="028af2ba" fo:background-color="transparent" loext:char-shading-value="0" style:font-style-asian="normal" style:font-weight-asian="normal" style:font-style-complex="normal" style:font-weight-complex="normal"/>
    </style:style>
    <style:style style:name="T287" style:family="text">
      <style:text-properties fo:color="#999999" loext:opacity="100%" fo:language="en" fo:country="US" fo:font-style="normal" fo:font-weight="normal" officeooo:rsid="03bb9eb9" fo:background-color="transparent" loext:char-shading-value="0" style:font-style-asian="normal" style:font-weight-asian="normal" style:font-style-complex="normal" style:font-weight-complex="normal"/>
    </style:style>
    <style:style style:name="T288" style:family="text">
      <style:text-properties fo:color="#999999" loext:opacity="100%" fo:language="en" fo:country="US" fo:font-style="normal" fo:font-weight="normal" officeooo:rsid="03c01969" fo:background-color="transparent" loext:char-shading-value="0" style:font-style-asian="normal" style:font-weight-asian="normal" style:font-style-complex="normal" style:font-weight-complex="normal"/>
    </style:style>
    <style:style style:name="T289" style:family="text">
      <style:text-properties fo:color="#999999" loext:opacity="100%" officeooo:rsid="02e3e79e"/>
    </style:style>
    <style:style style:name="T290" style:family="text">
      <style:text-properties fo:color="#999999" loext:opacity="100%" officeooo:rsid="029ae3bf"/>
    </style:style>
    <style:style style:name="T291" style:family="text">
      <style:text-properties fo:color="#999999" loext:opacity="100%" officeooo:rsid="028af2ba" fo:background-color="transparent" loext:char-shading-value="0"/>
    </style:style>
    <style:style style:name="T292" style:family="text">
      <style:text-properties fo:color="#999999" loext:opacity="100%" officeooo:rsid="03bb9eb9" fo:background-color="transparent" loext:char-shading-value="0"/>
    </style:style>
    <style:style style:name="T293" style:family="text">
      <style:text-properties officeooo:rsid="0033d7b7"/>
    </style:style>
    <style:style style:name="T294" style:family="text">
      <style:text-properties officeooo:rsid="028a8df8"/>
    </style:style>
    <style:style style:name="T295" style:family="text">
      <style:text-properties officeooo:rsid="00136227"/>
    </style:style>
    <style:style style:name="T296" style:family="text">
      <style:text-properties fo:color="#b2b2b2" loext:opacity="100%" fo:font-size="4pt" fo:language="en" fo:country="US" fo:font-style="italic" fo:font-weight="bold" officeooo:rsid="029ae3bf" fo:background-color="transparent" loext:char-shading-value="0" style:font-size-asian="4pt" style:font-style-asian="italic" style:font-weight-asian="bold" style:font-size-complex="4pt" style:font-style-complex="italic" style:font-weight-complex="bold"/>
    </style:style>
    <style:style style:name="T297" style:family="text">
      <style:text-properties officeooo:rsid="02e1bf95" fo:background-color="#dddddd" loext:char-shading-value="0"/>
    </style:style>
    <style:style style:name="T298" style:family="text">
      <style:text-properties officeooo:rsid="0100f487" fo:background-color="#dddddd" loext:char-shading-value="0"/>
    </style:style>
    <style:style style:name="T299" style:family="text">
      <style:text-properties officeooo:rsid="01a1af40" fo:background-color="#dddddd" loext:char-shading-value="0"/>
    </style:style>
    <style:style style:name="T300" style:family="text">
      <style:text-properties officeooo:rsid="01a85102" fo:background-color="#dddddd" loext:char-shading-value="0"/>
    </style:style>
    <style:style style:name="T301" style:family="text">
      <style:text-properties officeooo:rsid="01dc9126" fo:background-color="#dddddd" loext:char-shading-value="0"/>
    </style:style>
    <style:style style:name="T302" style:family="text">
      <style:text-properties officeooo:rsid="01c559d4" fo:background-color="#dddddd" loext:char-shading-value="0"/>
    </style:style>
    <style:style style:name="T303" style:family="text">
      <style:text-properties officeooo:rsid="03a123d3" fo:background-color="#dddddd" loext:char-shading-value="0"/>
    </style:style>
    <style:style style:name="T304" style:family="text">
      <style:text-properties officeooo:rsid="03b7fff1" fo:background-color="#dddddd" loext:char-shading-value="0"/>
    </style:style>
    <style:style style:name="T305" style:family="text">
      <style:text-properties officeooo:rsid="02e3bc6b"/>
    </style:style>
    <style:style style:name="T306" style:family="text">
      <style:text-properties fo:font-size="4pt" fo:font-style="italic" fo:font-weight="bold" officeooo:rsid="007d3450" style:font-size-asian="4pt" style:font-style-asian="italic" style:font-weight-asian="bold" style:font-size-complex="4pt" style:font-style-complex="italic" style:font-weight-complex="bold"/>
    </style:style>
    <style:style style:name="T307" style:family="text">
      <style:text-properties fo:font-size="4pt" fo:language="en" fo:country="US" fo:font-style="italic" fo:font-weight="bold" officeooo:rsid="007d3450" fo:background-color="#fff200" loext:char-shading-value="0" style:font-size-asian="4pt" style:font-style-asian="italic" style:font-weight-asian="bold" style:font-size-complex="4pt" style:font-style-complex="italic" style:font-weight-complex="bold"/>
    </style:style>
    <style:style style:name="T308" style:family="text">
      <style:text-properties officeooo:rsid="0285b5b7" fo:background-color="transparent" loext:char-shading-value="0"/>
    </style:style>
    <style:style style:name="T309" style:family="text">
      <style:text-properties officeooo:rsid="029aa951" fo:background-color="transparent" loext:char-shading-value="0"/>
    </style:style>
    <style:style style:name="T310" style:family="text">
      <style:text-properties officeooo:rsid="036e88af"/>
    </style:style>
    <style:style style:name="T311" style:family="text">
      <style:text-properties officeooo:rsid="03750d21"/>
    </style:style>
    <style:style style:name="T312" style:family="text">
      <style:text-properties officeooo:rsid="03799373"/>
    </style:style>
    <style:style style:name="T313" style:family="text">
      <style:text-properties officeooo:rsid="039f5f35"/>
    </style:style>
    <style:style style:name="T314" style:family="text">
      <style:text-properties officeooo:rsid="03a5d9fd"/>
    </style:style>
    <style:style style:name="T315" style:family="text">
      <style:text-properties officeooo:rsid="03a813f5"/>
    </style:style>
    <style:style style:name="T316" style:family="text">
      <style:text-properties officeooo:rsid="03a92479"/>
    </style:style>
    <style:style style:name="T317" style:family="text">
      <style:text-properties officeooo:rsid="03aa4010"/>
    </style:style>
    <style:style style:name="T318" style:family="text">
      <style:text-properties officeooo:rsid="03ab03f0"/>
    </style:style>
    <style:style style:name="T319" style:family="text">
      <style:text-properties officeooo:rsid="03aceca0"/>
    </style:style>
    <style:style style:name="T320" style:family="text">
      <style:text-properties officeooo:rsid="03ad4c02"/>
    </style:style>
    <style:style style:name="T321" style:family="text">
      <style:text-properties officeooo:rsid="03b425a6"/>
    </style:style>
    <style:style style:name="T322" style:family="text">
      <style:text-properties officeooo:rsid="03b478cf"/>
    </style:style>
    <style:style style:name="T323" style:family="text">
      <style:text-properties officeooo:rsid="03b60ebf"/>
    </style:style>
    <style:style style:name="T324" style:family="text">
      <style:text-properties officeooo:rsid="03b7fff1"/>
    </style:style>
    <style:style style:name="T325" style:family="text">
      <style:text-properties officeooo:rsid="03b96e25"/>
    </style:style>
    <style:style style:name="T326" style:family="text">
      <style:text-properties officeooo:rsid="03bacc8d"/>
    </style:style>
    <style:style style:name="T327" style:family="text">
      <style:text-properties officeooo:rsid="03c2101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8">### <text:span text:style-name="T1">Intro</text:span> ###</text:p>
      <text:p text:style-name="P60"/>
      <text:p text:style-name="P53"><text:span text:style-name="T295">Here are some </text:span><text:span text:style-name="T2">Java </text:span><text:span text:style-name="T3">IDE</text:span><text:span text:style-name="T8"> </text:span><text:span text:style-name="T9">improvements</text:span><text:span text:style-name="T18">,</text:span></text:p>
      <text:p text:style-name="P66"><text:span text:style-name="T78">including</text:span><text:span text:style-name="T268"> Git and general improvements, </text:span><text:span text:style-name="T273">of </text:span><text:span text:style-name="T92">Eclipse </text:span><text:span text:style-name="T230">202</text:span><text:span text:style-name="T226">1</text:span><text:span text:style-name="T230">-</text:span><text:span text:style-name="T226">0</text:span><text:span text:style-name="T231">6</text:span><text:span text:style-name="T92">,</text:span></text:p>
      <text:p text:style-name="P62"><text:span text:style-name="T79">improvements </text:span><text:span text:style-name="T78">that have been added </text:span><text:span text:style-name="T234">since the last release in </text:span><text:span text:style-name="T236">March</text:span><text:span text:style-name="T235"> 202</text:span><text:span text:style-name="T236">1</text:span><text:span text:style-name="T234"> </text:span><text:span text:style-name="T78">three months </text:span><text:span text:style-name="T80">ago</text:span><text:span text:style-name="T81">.</text:span></text:p>
      <text:p text:style-name="P4"/>
      <text:p text:style-name="P2"/>
      <text:p text:style-name="P54"><text:span text:style-name="T275">### </text:span><text:span text:style-name="T276">J</text:span><text:span text:style-name="T277">ava</text:span><text:span text:style-name="T278"> </text:span><text:span text:style-name="T275">###</text:span></text:p>
      <text:p text:style-name="P58"/>
      <text:p text:style-name="P67"><text:span text:style-name="T47">In the Eclipse 2020-06 Java IDE </text:span><text:span text:style-name="T225">Java 16 support</text:span><text:span text:style-name="T47"> i</text:span><text:span text:style-name="T48">s</text:span><text:span text:style-name="T47"> now </text:span><text:span text:style-name="T225">built-in</text:span><text:span text:style-name="T47">.</text:span></text:p>
      <text:p text:style-name="P6">No need to install it via the Marketplace anymore.</text:p>
      <text:p text:style-name="P13"/>
      <text:p text:style-name="P67"><text:span text:style-name="T78">When creating a </text:span><text:span text:style-name="T234">new Java project</text:span><text:span text:style-name="T78">,</text:span></text:p>
      <text:p text:style-name="P67"><text:span text:style-name="T49">you can </text:span><text:span text:style-name="T246">select</text:span><text:span text:style-name="T49"> </text:span><text:span text:style-name="T77">which</text:span><text:span text:style-name="T49"> JRE </text:span><text:span text:style-name="T77">to</text:span><text:span text:style-name="T50"> use, </text:span><text:span text:style-name="T49">from a </text:span><text:span text:style-name="T51">huge </text:span><text:span text:style-name="T49">list, </text:span><text:span text:style-name="T52">that </text:span><text:span text:style-name="T82">now</text:span><text:span text:style-name="T52"> </text:span><text:span text:style-name="T53">g</text:span><text:span text:style-name="T52">oes </text:span><text:span text:style-name="T246">up to Java 1</text:span><text:span text:style-name="T247">6</text:span><text:span text:style-name="T49">.</text:span></text:p>
      <text:p text:style-name="P10"><text:span text:style-name="T291">[fas</text:span><text:span text:style-name="T292">t]</text:span>You can still code in Java <text:span text:style-name="T326">11 or </text:span>8 or lower,</text:p>
      <text:p text:style-name="P72"><text:span text:style-name="T83">even </text:span><text:span text:style-name="T84">when</text:span><text:span text:style-name="T83"> </text:span><text:span text:style-name="T237">run</text:span><text:span text:style-name="T238">ning</text:span><text:span text:style-name="T237"> Eclipse</text:span></text:p>
      <text:p text:style-name="P72"><text:span text:style-name="T83">with </text:span><text:span text:style-name="T84">the </text:span><text:span text:style-name="T237">Java 16</text:span><text:span text:style-name="T83"> </text:span><text:span text:style-name="T84">that is </text:span><text:span text:style-name="T238">now </text:span><text:span text:style-name="T237">embedded</text:span><text:span text:style-name="T83"> in </text:span><text:span text:style-name="T84">most </text:span><text:span text:style-name="T83">Eclipse 2021-06 </text:span><text:span text:style-name="T84">IDEs</text:span></text:p>
      <text:p text:style-name="P10">or when running Eclipse <text:span text:style-name="T305">with Java 11 or higher </text:span>installed on your system.<text:span text:style-name="T291">[/fas</text:span><text:span text:style-name="T292">t]</text:span></text:p>
      <text:p text:style-name="P13"/>
      <text:p text:style-name="P9">By the way, in the <text:span text:style-name="T19">New Java Project</text:span> dialog,</text:p>
      <text:p text:style-name="P67"><text:span text:style-name="T45">there is now a </text:span><text:span text:style-name="T225">checkbox</text:span><text:span text:style-name="T45"> </text:span><text:span text:style-name="T250">whether t</text:span><text:span text:style-name="T248">o</text:span><text:span text:style-name="T45"> </text:span><text:span text:style-name="T244">create </text:span><text:span text:style-name="T248">the </text:span><text:span text:style-name="T117">module-info </text:span><text:span text:style-name="T202">Java</text:span><text:span text:style-name="T244"> file</text:span><text:span text:style-name="T45">,</text:span></text:p>
      <text:p text:style-name="P9">whose state will be <text:span text:style-name="T5">remembered</text:span> for the next time you create a new Java project.</text:p>
      <text:p text:style-name="P9">Uncheck the checkbox to skip the dialog that asks for the module name.</text:p>
      <text:p text:style-name="P20"/>
      <text:p text:style-name="P20">In <text:span text:style-name="T5">Java 16</text:span>,</text:p>
      <text:p text:style-name="P67"><text:span text:style-name="T117">Pattern matching for instance</text:span><text:span text:style-name="T307">_</text:span><text:span text:style-name="T117">of</text:span><text:span text:style-name="T45"> an</text:span><text:span text:style-name="T59">d </text:span><text:span text:style-name="T117">Records</text:span><text:span text:style-name="T45"> are now </text:span><text:span text:style-name="T244">final</text:span><text:span text:style-name="T45">.</text:span></text:p>
      <text:p text:style-name="P67"><text:span text:style-name="T117">Sealed Classes</text:span><text:span text:style-name="T45"> </text:span><text:span text:style-name="T46">are </text:span><text:span text:style-name="T249">still</text:span><text:span text:style-name="T46"> a </text:span><text:span text:style-name="T248">Preview</text:span><text:span text:style-name="T45"> </text:span><text:span text:style-name="T46">feature </text:span><text:span text:style-name="T54">of</text:span><text:span text:style-name="T46"> Java 16.</text:span></text:p>
      <text:p text:style-name="P21"/>
      <text:p text:style-name="P24"><text:span text:style-name="T297">Which means </text:span><text:span text:style-name="T304">that</text:span> you can now use <text:span text:style-name="T19">pa</text:span><text:span text:style-name="T20">ttern matching for instance</text:span><text:span text:style-name="T306">_</text:span><text:span text:style-name="T20">of</text:span> in <text:span text:style-name="T5">production code</text:span>.</text:p>
      <text:p text:style-name="P71"><text:span text:style-name="T58">There is a </text:span><text:span text:style-name="T254">cle</text:span><text:span text:style-name="T265">a</text:span><text:span text:style-name="T254">nup</text:span><text:span text:style-name="T58"> to apply this feature to existing code, </text:span><text:span text:style-name="T83">as we will see later.</text:span></text:p>
      <text:p text:style-name="P36"/>
      <text:p text:style-name="P68"><text:span text:style-name="T133">Also</text:span><text:span text:style-name="T176"> </text:span><text:span text:style-name="T104">records</text:span><text:span text:style-name="T176">, for which Eclipse offers a </text:span><text:span text:style-name="T208">dialog to create one</text:span><text:span text:style-name="T176">,</text:span></text:p>
      <text:p text:style-name="P68"><text:span text:style-name="T176">can now be used in </text:span><text:span text:style-name="T208">production code</text:span><text:span text:style-name="T176">.</text:span></text:p>
      <text:p text:style-name="P21"/>
      <text:p text:style-name="P24"><text:span text:style-name="T25">In contrast,</text:span> <text:span text:style-name="T19">sealed classes</text:span> should <text:span text:style-name="T5">not</text:span> <text:span text:style-name="T324">be </text:span>used in production code <text:span text:style-name="T5">yet</text:span>.</text:p>
      <text:p text:style-name="P69"><text:span text:style-name="T133">To try out sealed classes,</text:span><text:span text:style-name="T55"> </text:span><text:span text:style-name="T251">turn on</text:span><text:span text:style-name="T55"> the </text:span><text:span text:style-name="T252">preview features</text:span><text:span text:style-name="T55">;</text:span></text:p>
      <text:p text:style-name="P69"><text:span text:style-name="T133">for example, </text:span><text:span text:style-name="T134">via</text:span><text:span text:style-name="T177"> the</text:span><text:span text:style-name="T56"> </text:span><text:span text:style-name="T251">Quick Fix</text:span><text:span text:style-name="T56"> (</text:span><text:span text:style-name="T225">Ctrl+1</text:span><text:span text:style-name="T56">) that Eclipse provides at </text:span><text:span text:style-name="T67">the word </text:span><text:span text:style-name="T127">sealed</text:span><text:span text:style-name="T56">.</text:span></text:p>
      <text:p text:style-name="P25">Eclipse <text:span text:style-name="T5">also</text:span> provides <text:span text:style-name="T5">Quick Fixes</text:span></text:p>
      <text:p text:style-name="P25">to <text:span text:style-name="T5">create</text:span> a <text:span text:style-name="T5">permitted</text:span>, but not yet existing <text:span text:style-name="T5">class</text:span> or interfac<text:span text:style-name="T310">e</text:span><text:span text:style-name="T294"> […]</text:span></text:p>
      <text:p text:style-name="P70"><text:span text:style-name="T57">and </text:span><text:span text:style-name="T76">a quick fix </text:span><text:span text:style-name="T57">to </text:span><text:span text:style-name="T253">add</text:span><text:span text:style-name="T57"> one of the required modifiers </text:span><text:span text:style-name="T105">final</text:span><text:span text:style-name="T57">, </text:span><text:span text:style-name="T105">sealed </text:span><text:span text:style-name="T57">or </text:span><text:span text:style-name="T105">non-sealed</text:span><text:span text:style-name="T57"> to </text:span><text:span text:style-name="T58">it</text:span><text:span text:style-name="T57">.</text:span></text:p>
      <text:p text:style-name="P26"/>
      <text:p text:style-name="P71"><text:span text:style-name="T78">That's it for Java 1</text:span><text:span text:style-name="T85">6</text:span><text:span text:style-name="T78">,</text:span></text:p>
      <text:p text:style-name="P7"><text:span text:style-name="T57">let's </text:span><text:span text:style-name="T15">have a look</text:span><text:span text:style-name="T57"> at the </text:span><text:span text:style-name="T15">improvements </text:span><text:span text:style-name="T16">independent</text:span><text:span text:style-name="T308"> of the </text:span><text:span text:style-name="T15">Java version</text:span><text:span text:style-name="T57"> </text:span><text:span text:style-name="T309">used</text:span><text:span text:style-name="T57">.</text:span></text:p>
      <text:p text:style-name="P21"/>
      <text:p text:style-name="P6">There are a bunch of new cleanup functions in this release once again,</text:p>
      <text:p text:style-name="P73"><text:span text:style-name="T199">1</text:span><text:span text:style-name="T203">2</text:span><text:span text:style-name="T200"> new cleanup</text:span><text:span text:style-name="T204">s</text:span> <text:span text:style-name="T311">b</text:span>esides <text:span text:style-name="T5">fixes</text:span> and <text:span text:style-name="T5">improvements</text:span> for the old ones.</text:p>
      <text:p text:style-name="P22"/>
      <text:p text:style-name="P23">There are now <text:span text:style-name="T28">16</text:span><text:span text:style-name="T26"> </text:span><text:span text:style-name="T27">instead of 8 </text:span><text:span text:style-name="T28">cleanups</text:span><text:span text:style-name="T312"> </text:span><text:span text:style-name="T311">pre-</text:span>selected in the <text:span text:style-name="T28">built-in</text:span> profile,</text:p>
      <text:p text:style-name="P22"><text:span text:style-name="T14">twice</text:span><text:span text:style-name="T298"> as many as before.</text:span></text:p>
      <text:p text:style-name="P74"><text:span text:style-name="T46">These cleanups are </text:span><text:span text:style-name="T249">recommended</text:span><text:span text:style-name="T46"> </text:span><text:span text:style-name="T61">and a good start,</text:span></text:p>
      <text:p text:style-name="P74"><text:span text:style-name="T60">as</text:span><text:span text:style-name="T46"> they are </text:span><text:span text:style-name="T249">safe</text:span><text:span text:style-name="T60">, </text:span><text:span text:style-name="T78">not altering the code,</text:span><text:span text:style-name="T60"> and </text:span><text:span text:style-name="T255">stable</text:span><text:span text:style-name="T60"> </text:span><text:span text:style-name="T78">with</text:span><text:span text:style-name="T89">out know</text:span><text:span text:style-name="T90">n</text:span><text:span text:style-name="T89"> issues</text:span><text:span text:style-name="T78">.</text:span></text:p>
      <text:p text:style-name="P27"/>
      <text:p text:style-name="P74"><text:span text:style-name="T86">Let’s go quickly through the list of the </text:span><text:span text:style-name="T239">12</text:span><text:span text:style-name="T240"> new</text:span><text:span text:style-name="T86"> clean-up functions.</text:span></text:p>
      <text:p text:style-name="P8">There are</text:p>
      <text:p text:style-name="P74"><text:span text:style-name="T34">- </text:span><text:span text:style-name="T256">1</text:span><text:span text:style-name="T34"> </text:span><text:span text:style-name="T61">new </text:span><text:span text:style-name="T34">function </text:span><text:span text:style-name="T37">in the </text:span><text:span text:style-name="T245">new</text:span><text:span text:style-name="T37"> </text:span><text:span text:style-name="T101">Java Feature</text:span><text:span text:style-name="T168"> </text:span><text:span text:style-name="T169">tab</text:span><text:span text:style-name="T34">, […]</text:span></text:p>
      <text:p text:style-name="P74"><text:span text:style-name="T34"><text:s text:c="2"/></text:span><text:span text:style-name="T66">plus</text:span><text:span text:style-name="T61"> the already mentioned </text:span><text:span text:style-name="T106">pattern matching for instance_of</text:span><text:span text:style-name="T61"> cleanup</text:span></text:p>
      <text:p text:style-name="P74"><text:span text:style-name="T61"><text:s text:c="2"/></text:span><text:span text:style-name="T87">which was introduced in the previous release<text:line-break/></text:span><text:span text:style-name="T61"> <text:s/></text:span><text:span text:style-name="T87">for Java 15 with preview features enabled.</text:span></text:p>
      <text:p text:style-name="P75"><text:span text:style-name="T34">-</text:span><text:span text:style-name="T39"> </text:span><text:span text:style-name="T257">3</text:span><text:span text:style-name="T34"> </text:span><text:span text:style-name="T35">new </text:span><text:span text:style-name="T34">functions to </text:span><text:span text:style-name="T242">optimize</text:span><text:span text:style-name="T34"> your code </text:span><text:span text:style-name="T39">for better performance.</text:span></text:p>
      <text:p text:style-name="P75"><text:span text:style-name="T34">- </text:span><text:span text:style-name="T257">1</text:span><text:span text:style-name="T34"> new </text:span><text:span text:style-name="T101">Code Style</text:span><text:span text:style-name="T33"> </text:span><text:span text:style-name="T34">function, […]</text:span></text:p>
      <text:p text:style-name="P75"><text:span text:style-name="T34">- </text:span><text:span text:style-name="T257">3</text:span><text:span text:style-name="T34"> </text:span><text:span text:style-name="T40">function</text:span><text:span text:style-name="T62">s</text:span><text:span text:style-name="T40"> </text:span><text:span text:style-name="T34">to remove </text:span><text:span text:style-name="T258">d</text:span><text:span text:style-name="T242">uplicate code</text:span><text:span text:style-name="T34"> […]</text:span></text:p>
      <text:p text:style-name="P74"><text:span text:style-name="T34">- </text:span><text:span text:style-name="T38">and </text:span><text:span text:style-name="T257">4</text:span><text:span text:style-name="T38"> </text:span><text:span text:style-name="T40">functions </text:span><text:span text:style-name="T34">to remove </text:span><text:span text:style-name="T242">unnecessary code</text:span><text:span text:style-name="T39">.</text:span></text:p>
      <text:p text:style-name="P11"/>
      <text:p text:style-name="P85"><text:span text:style-name="T87">Beside these new cleanups,</text:span><text:span text:style-name="T67"> a</text:span><text:span text:style-name="T66">l</text:span><text:span text:style-name="T75">ready</text:span><text:span text:style-name="T63"> </text:span><text:span text:style-name="T259">existing</text:span><text:span text:style-name="T63"> cleanups have been </text:span><text:span text:style-name="T259">improved</text:span><text:span text:style-name="T63">,</text:span></text:p>
      <text:p text:style-name="P76"><text:span text:style-name="T87">to </text:span><text:span text:style-name="T239">correctly</text:span><text:span text:style-name="T87"> handle </text:span><text:span text:style-name="T239">all cases </text:span><text:span text:style-name="T87">and to </text:span><text:span text:style-name="T239">apply</text:span><text:span text:style-name="T87"> them </text:span><text:span text:style-name="T88">to</text:span><text:span text:style-name="T87"> </text:span><text:span text:style-name="T239">more cases</text:span><text:span text:style-name="T87">.</text:span></text:p>
      <text:p text:style-name="P28"/>
      <text:p text:style-name="P15"><text:span text:style-name="T289">###</text:span><text:span text:style-name="T274">[fast spoken start, </text:span><text:span text:style-name="T290">at least the list items</text:span><text:span text:style-name="T274">]</text:span><text:span text:style-name="T289">###</text:span></text:p>
      <text:p text:style-name="P77"><text:span text:style-name="T172">I</text:span><text:span text:style-name="T167">n the </text:span><text:span text:style-name="T101">Java Feature</text:span><text:span text:style-name="T168"> </text:span><text:span text:style-name="T169">tab,</text:span></text:p>
      <text:p text:style-name="P76"><text:span text:style-name="T169">- </text:span><text:span text:style-name="T102">Pattern matching for instance</text:span><text:span text:style-name="T296">_</text:span><text:span text:style-name="T102">of</text:span><text:span text:style-name="T103"> </text:span><text:span text:style-name="T135">is now </text:span><text:span text:style-name="T165">available </text:span><text:span text:style-name="T135">for Java 16</text:span></text:p>
      <text:p text:style-name="P105"><text:span text:style-name="T171">- </text:span><text:span text:style-name="T135">and the new</text:span><text:span text:style-name="T175"> </text:span><text:span text:style-name="T107">Replace system property with constant</text:span><text:span text:style-name="T103"> </text:span><text:span text:style-name="T135">cleanup</text:span><text:span text:style-name="T178"><text:line-break/> <text:s/></text:span><text:span text:style-name="T136">can be use</text:span><text:span text:style-name="T164">d</text:span><text:span text:style-name="T136"> for Java 7 or higher</text:span></text:p>
      <text:p text:style-name="P105"><text:span text:style-name="T195"><text:s text:c="2"/></text:span><text:span text:style-name="T161">- for the file separator,</text:span></text:p>
      <text:p text:style-name="P105"><text:span text:style-name="T195"><text:s text:c="2"/></text:span><text:span text:style-name="T161">- for the path separator,</text:span></text:p>
      <text:p text:style-name="P105"><text:span text:style-name="T195"><text:s text:c="2"/></text:span><text:span text:style-name="T161">- for the line separator,</text:span></text:p>
      <text:p text:style-name="P105"><text:span text:style-name="T195"><text:s text:c="2"/></text:span><text:span text:style-name="T161">- for the file encoding and</text:span></text:p>
      <text:p text:style-name="P105"><text:span text:style-name="T195"><text:s text:c="2"/></text:span><text:span text:style-name="T161">- for boolean properties.</text:span></text:p>
      <text:p text:style-name="P37"/>
      <text:p text:style-name="P78"><text:span text:style-name="T179">T</text:span><text:span text:style-name="T180">he </text:span><text:span text:style-name="T211">3</text:span><text:span text:style-name="T180"> new </text:span><text:span text:style-name="T209">o</text:span><text:span text:style-name="T210">ptimization</text:span><text:span text:style-name="T168"> </text:span><text:span text:style-name="T180">functions are:</text:span></text:p>
      <text:p text:style-name="P78"><text:span text:style-name="T170">- </text:span><text:span text:style-name="T108">String.isBlank() rather than String.strip().isEmpty()</text:span></text:p>
      <text:p text:style-name="P78"><text:span text:style-name="T172"><text:s text:c="2"/></text:span><text:span text:style-name="T137">is </text:span><text:span text:style-name="T216">faster</text:span><text:span text:style-name="T137"> by not creating a stripped string.</text:span></text:p>
      <text:p text:style-name="P116"><text:span text:style-name="T172"><text:s text:c="2"/></text:span><text:span text:style-name="T286">[fas</text:span><text:span text:style-name="T287">t]</text:span><text:span text:style-name="T146">In</text:span><text:span text:style-name="T138"> order to apply this cleanup </text:span><text:span text:style-name="T147">also </text:span><text:span text:style-name="T146">to</text:span><text:span text:style-name="T186"> </text:span><text:span text:style-name="T115">trim</text:span><text:span text:style-name="T110">().isEmpty()</text:span><text:span text:style-name="T182">,</text:span></text:p>
      <text:p text:style-name="P86"><text:span text:style-name="T182"><text:s text:c="2"/></text:span><text:span text:style-name="T146">y</text:span><text:span text:style-name="T137">ou might consider to</text:span><text:span text:style-name="T183"> </text:span><text:span text:style-name="T213">replace</text:span></text:p>
      <text:p text:style-name="P80"><text:span text:style-name="T172"><text:s text:c="2"/></text:span><text:span text:style-name="T109">trim</text:span><text:span text:style-name="T175">, </text:span><text:span text:style-name="T131">which </text:span><text:span text:style-name="T166">exists</text:span><text:span text:style-name="T131"> since the beginnin</text:span><text:span text:style-name="T140">g, </text:span><text:span text:style-name="T218">with</text:span></text:p>
      <text:p text:style-name="P79"><text:span text:style-name="T182"><text:s text:c="2"/></text:span><text:span text:style-name="T107">strip</text:span><text:span text:style-name="T175"> </text:span><text:span text:style-name="T138">that ha</text:span><text:span text:style-name="T164">s</text:span><text:span text:style-name="T138"> been </text:span><text:span text:style-name="T131">introduced in Java 11 together with </text:span><text:span text:style-name="T97">isBlank</text:span><text:span text:style-name="T131">,</text:span></text:p>
      <text:p text:style-name="P80"><text:span text:style-name="T175"><text:s text:c="2"/></text:span><text:span text:style-name="T140">Bu</text:span><text:span text:style-name="T131">t </text:span><text:span text:style-name="T140">watch out, </text:span><text:span text:style-name="T123">trim</text:span><text:span text:style-name="T140"> and </text:span><text:span text:style-name="T123">strip</text:span><text:span text:style-name="T140"> </text:span><text:span text:style-name="T215">differ</text:span><text:span text:style-name="T131">:</text:span></text:p>
      <text:p text:style-name="P79"><text:span text:style-name="T175"><text:s text:c="2"/></text:span><text:span text:style-name="T98">trim</text:span><text:span text:style-name="T139"> removes leading and trailing characters with an ASCII code up to 32,</text:span></text:p>
      <text:p text:style-name="P79"><text:span text:style-name="T184"><text:s text:c="2"/></text:span><text:span text:style-name="T217">including</text:span><text:span text:style-name="T139"> some non white space </text:span><text:span text:style-name="T217">ASCII control</text:span><text:span text:style-name="T139"> characters and</text:span></text:p>
      <text:p text:style-name="P79"><text:span text:style-name="T184"><text:s text:c="2"/></text:span><text:span text:style-name="T217">missing</text:span><text:span text:style-name="T139"> some </text:span><text:span text:style-name="T217">Unicode</text:span><text:span text:style-name="T139"> </text:span><text:span text:style-name="T217">white space</text:span><text:span text:style-name="T139"> characters,</text:span></text:p>
      <text:p text:style-name="P116"><text:span text:style-name="T183"><text:s text:c="2"/></text:span><text:span text:style-name="T140">whereas </text:span><text:span text:style-name="T99">strip</text:span><text:span text:style-name="T140"> removes </text:span><text:span text:style-name="T218">all and only</text:span><text:span text:style-name="T140"> </text:span><text:span text:style-name="T139">leading and trailing </text:span><text:span text:style-name="T218">white space</text:span><text:span text:style-name="T140">.</text:span><text:span text:style-name="T286">[/fas</text:span><text:span text:style-name="T287">t]</text:span></text:p>
      <text:p text:style-name="P78"><text:span text:style-name="T170">- </text:span><text:span text:style-name="T108">valueOf() rather than instantiation</text:span></text:p>
      <text:p text:style-name="P64"><text:span text:style-name="T172"><text:s text:c="2"/></text:span><text:span text:style-name="T141">requires</text:span><text:span text:style-name="T131"> less memory,</text:span></text:p>
      <text:p text:style-name="P89"><text:span text:style-name="T170">- </text:span><text:span text:style-name="T144">and</text:span><text:span text:style-name="T189"> </text:span><text:span text:style-name="T108">Primitive type rather than wrapper class</text:span></text:p>
      <text:p text:style-name="P87"><text:span text:style-name="T172"><text:s text:c="2"/></text:span><text:span text:style-name="T131">when an object is not necessary</text:span></text:p>
      <text:p text:style-name="P87"><text:span text:style-name="T175"><text:s text:c="2"/></text:span><text:span text:style-name="T141">and – </text:span><text:span text:style-name="T148">to not alter the behavior </text:span><text:span text:style-name="T141"><text:s/>– </text:span><text:span text:style-name="T148">when</text:span><text:span text:style-name="T141"> the variable is guaranteed not to be </text:span><text:span text:style-name="T124">null</text:span><text:span text:style-name="T131">.</text:span></text:p>
      <text:p text:style-name="P57"/>
      <text:p text:style-name="P78"><text:span text:style-name="T128">The new </text:span><text:span text:style-name="T130">function in the</text:span><text:span text:style-name="T128"> </text:span><text:span text:style-name="T101">Code Style</text:span><text:span text:style-name="T129"> </text:span><text:span text:style-name="T130">tab</text:span><text:span text:style-name="T128"> </text:span><text:span text:style-name="T130">is</text:span><text:span text:style-name="T128">:</text:span></text:p>
      <text:p text:style-name="P78"><text:span text:style-name="T170">- </text:span><text:span text:style-name="T108">Use instanceof keyword instead of Class.isInstance()</text:span></text:p>
      <text:p text:style-name="P64"><text:span text:style-name="T172"><text:s text:c="2"/></text:span><text:span text:style-name="T141">is </text:span><text:span text:style-name="T162">more common and </text:span><text:span text:style-name="T141">easier to read, isn’t it?</text:span></text:p>
      <text:p text:style-name="P16"/>
      <text:p text:style-name="P78"><text:span text:style-name="T34">The</text:span><text:span text:style-name="T180"> </text:span><text:span text:style-name="T211">3</text:span><text:span text:style-name="T34"> function</text:span><text:span text:style-name="T64">s</text:span><text:span text:style-name="T65"> in the </text:span><text:span text:style-name="T243">duplicate code</text:span><text:span text:style-name="T33"> </text:span><text:span text:style-name="T65">tab </text:span><text:span text:style-name="T64">are</text:span><text:span text:style-name="T36">:</text:span></text:p>
      <text:p text:style-name="P78"><text:span text:style-name="T170">- </text:span><text:span text:style-name="T108">Operand Factorization</text:span></text:p>
      <text:p text:style-name="P87"><text:span text:style-name="T172"><text:s text:c="2"/></text:span><text:span text:style-name="T131">when </text:span><text:span text:style-name="T142">the</text:span><text:span text:style-name="T131"> operands are passive and primitive </text:span><text:span text:style-name="T148">to not alter the behavior of the code</text:span><text:span text:style-name="T131">,</text:span></text:p>
      <text:p text:style-name="P78"><text:span text:style-name="T170">- </text:span><text:span text:style-name="T108">Single 'if' statement rather than duplicate blocks that fall through</text:span></text:p>
      <text:p text:style-name="P88"><text:span text:style-name="T172"><text:s text:c="2"/></text:span><text:span text:style-name="T149">which means that th</text:span><text:span text:style-name="T150">e</text:span><text:span text:style-name="T149"> duplicated block </text:span><text:span text:style-name="T219">ends</text:span><text:span text:style-name="T149"> with a </text:span><text:span text:style-name="T100">return</text:span><text:span text:style-name="T149">, </text:span><text:span text:style-name="T100">break</text:span><text:span text:style-name="T149"> </text:span><text:span text:style-name="T150">or</text:span><text:span text:style-name="T149"> </text:span><text:span text:style-name="T100">continue</text:span><text:span text:style-name="T149"> state</text:span><text:span text:style-name="T150">ment</text:span></text:p>
      <text:p text:style-name="P88"><text:span text:style-name="T187"><text:s text:c="2"/></text:span><text:span text:style-name="T150">or – like in this case – by </text:span><text:span text:style-name="T220">throwing</text:span><text:span text:style-name="T150"> something</text:span><text:span text:style-name="T142">,</text:span></text:p>
      <text:p text:style-name="P89"><text:span text:style-name="T170">- </text:span><text:span text:style-name="T144">and</text:span><text:span text:style-name="T189"> </text:span><text:span text:style-name="T108">Pull out a duplicate 'if' from an if/else</text:span></text:p>
      <text:p text:style-name="P81"><text:span text:style-name="T172"><text:s text:c="2"/></text:span><text:span text:style-name="T131">when, </text:span><text:span text:style-name="T150">and only when,</text:span><text:span text:style-name="T131"> </text:span><text:span text:style-name="T142">the </text:span><text:span text:style-name="T122">if</text:span><text:span text:style-name="T131"> conditions are passive </text:span><text:span text:style-name="T150">to not alter the behavior.</text:span></text:p>
      <text:p text:style-name="P52"/>
      <text:p text:style-name="P78"><text:span text:style-name="T131">And last but not least,</text:span><text:span text:style-name="T180"> the </text:span><text:span text:style-name="T211">4</text:span><text:span text:style-name="T180"> </text:span><text:span text:style-name="T170">new function</text:span><text:span text:style-name="T181">s</text:span><text:span text:style-name="T170"> to remove </text:span><text:span text:style-name="T209">u</text:span><text:span text:style-name="T212">nnecessary</text:span><text:span text:style-name="T210"> code</text:span><text:span text:style-name="T168"> </text:span><text:span text:style-name="T180">are:</text:span></text:p>
      <text:p text:style-name="P78"><text:span text:style-name="T170">- </text:span><text:span text:style-name="T108">Boolean value rather than comparison</text:span></text:p>
      <text:p text:style-name="P106"><text:span text:style-name="T172"><text:s text:c="2"/></text:span><text:span text:style-name="T151">which is</text:span><text:span text:style-name="T143"> easier to read</text:span><text:span text:style-name="T131">, </text:span><text:span text:style-name="T151">isn’t it?</text:span></text:p>
      <text:p text:style-name="P117"><text:span text:style-name="T188"><text:s text:c="2"/></text:span><text:span text:style-name="T286">[</text:span><text:span text:style-name="T288">joking</text:span><text:span text:style-name="T287">]</text:span><text:span text:style-name="T151">Don't use it, if you think, the opposite is not equal </text:span><text:span text:style-name="T152">to </text:span><text:span text:style-name="T151">false.</text:span><text:span text:style-name="T286">[/</text:span><text:span text:style-name="T288">joking</text:span><text:span text:style-name="T287">]</text:span></text:p>
      <text:p text:style-name="P78"><text:span text:style-name="T170">- </text:span><text:span text:style-name="T108">Use implicit comparator when possible</text:span></text:p>
      <text:p text:style-name="P82"><text:span text:style-name="T172"><text:s text:c="2"/></text:span><text:span text:style-name="T143">r</text:span><text:span text:style-name="T131">emoves a comparator </text:span><text:span text:style-name="T143">given as anonymous class, as lambda,</text:span></text:p>
      <text:p text:style-name="P82"><text:span text:style-name="T185"><text:s text:c="2"/></text:span><text:span text:style-name="T143">as </text:span><text:span text:style-name="T125">Comparator.comparing()</text:span><text:span text:style-name="T143">, as </text:span><text:span text:style-name="T125">Comparator.naturalOrder()</text:span><text:span text:style-name="T143"> or as </text:span><text:span text:style-name="T125">null</text:span></text:p>
      <text:p text:style-name="P82"><text:span text:style-name="T175"><text:s text:c="2"/></text:span><text:span text:style-name="T143">when</text:span><text:span text:style-name="T131"> it is identical </text:span><text:span text:style-name="T164">with</text:span><text:span text:style-name="T131"> the implicit comparator,</text:span></text:p>
      <text:p text:style-name="P78"><text:span text:style-name="T170">- </text:span><text:span text:style-name="T108">Create array with curly when possible</text:span></text:p>
      <text:p text:style-name="P89"><text:span text:style-name="T172"><text:s text:c="2"/></text:span><text:span text:style-name="T153">which</text:span><text:span text:style-name="T152"> is </text:span><text:span text:style-name="T153">only </text:span><text:span text:style-name="T152">possible</text:span><text:span text:style-name="T144"> </text:span><text:span text:style-name="T152">in the</text:span><text:span text:style-name="T144"> definition of </text:span><text:span text:style-name="T152">a field </text:span><text:span text:style-name="T153">or variable</text:span><text:span text:style-name="T131">,</text:span></text:p>
      <text:p text:style-name="P89"><text:span text:style-name="T175"><text:s text:c="2"/></text:span><text:span text:style-name="T154">but not for example here,</text:span></text:p>
      <text:p text:style-name="P89"><text:span text:style-name="T170">- </text:span><text:span text:style-name="T144">and</text:span><text:span text:style-name="T189"> </text:span><text:span text:style-name="T108">Remove variable assignment before return</text:span></text:p>
      <text:p text:style-name="P83"><text:span text:style-name="T172"><text:s text:c="2"/></text:span><text:span text:style-name="T144">which is also s</text:span><text:span text:style-name="T143">horter and easier to read, </text:span><text:span text:style-name="T144">isn’t it?</text:span></text:p>
      <text:p text:style-name="P37"/>
      <text:p text:style-name="P89"><text:span text:style-name="T143">In addition </text:span><text:span text:style-name="T157">to</text:span><text:span text:style-name="T143"> these </text:span><text:span text:style-name="T221">12 new</text:span><text:span text:style-name="T143"> cleanups,</text:span><text:span text:style-name="T190"> t</text:span><text:span text:style-name="T172">he cleanups that have been </text:span><text:span text:style-name="T205">improved</text:span><text:span text:style-name="T172"> are:</text:span></text:p>
      <text:p text:style-name="P84"><text:span text:style-name="T170">- </text:span><text:span text:style-name="T108">Merge conditions of if/else if/else that have the same blocks</text:span></text:p>
      <text:p text:style-name="P84"><text:span text:style-name="T172"><text:s text:c="2"/></text:span><text:span text:style-name="T154">which now also </text:span><text:span text:style-name="T155">applies to</text:span><text:span text:style-name="T145"> </text:span><text:span text:style-name="T144">nested if/else </text:span><text:span text:style-name="T145">statements</text:span><text:span text:style-name="T131">, </text:span></text:p>
      <text:p text:style-name="P89"><text:span text:style-name="T170">- </text:span><text:span text:style-name="T144">and</text:span><text:span text:style-name="T189"> </text:span><text:span text:style-name="T108">Use String.replace()</text:span></text:p>
      <text:p text:style-name="P90"><text:span text:style-name="T172"><text:s text:c="2"/></text:span><text:span text:style-name="T144">which now detects and converts a plain string</text:span></text:p>
      <text:p text:style-name="P90"><text:span text:style-name="T189"><text:s text:c="2"/></text:span><text:span text:style-name="T156">that is </text:span><text:span text:style-name="T144">given as </text:span><text:span text:style-name="T165">a </text:span><text:span text:style-name="T156">regular expression in which all special chars are escaped</text:span></text:p>
      <text:p text:style-name="P90"><text:span text:style-name="T189"><text:s text:c="2"/></text:span><text:span text:style-name="T156">or via </text:span><text:span text:style-name="T126">Pattern.quote()</text:span><text:span text:style-name="T156"> respectively </text:span><text:span text:style-name="T126">Matcher.quoteReplacement()</text:span><text:span text:style-name="T144">;</text:span></text:p>
      <text:p text:style-name="P90"><text:span text:style-name="T189"><text:s text:c="2"/></text:span><text:span text:style-name="T156">and which now uses character replace for one-character strings.</text:span></text:p>
      <text:p text:style-name="P90"><text:span text:style-name="T191"><text:s text:c="2"/></text:span><text:span text:style-name="T157">T</text:span><text:span text:style-name="T145">hat’s cool, isn’t it?</text:span></text:p>
      <text:p text:style-name="P37"/>
      <text:p text:style-name="P63"><text:span text:style-name="T283">###</text:span><text:span text:style-name="T284">[/fast spoken </text:span><text:span text:style-name="T285">end</text:span><text:span text:style-name="T284">]</text:span><text:span text:style-name="T283">###</text:span></text:p>
      <text:p text:style-name="P14"/>
      <text:p text:style-name="P14"/>
      <text:p text:style-name="P95"><text:span text:style-name="T165">Apart from</text:span><text:span text:style-name="T132"> the </text:span><text:span text:style-name="T224">Java 16 support</text:span><text:span text:style-name="T132"> and the </text:span><text:span text:style-name="T224">cleanup</text:span><text:span text:style-name="T132"> functions,</text:span></text:p>
      <text:p text:style-name="P43">there are a couple <text:span text:style-name="T313">of</text:span> <text:span text:style-name="T5">minor improvements</text:span> for Java.</text:p>
      <text:p text:style-name="P18"/>
      <text:p text:style-name="P44">When debugging,</text:p>
      <text:p text:style-name="P96"><text:span text:style-name="T71">you can no</text:span><text:span text:style-name="T73">w</text:span><text:span text:style-name="T71"> </text:span><text:span text:style-name="T72">directly </text:span><text:span text:style-name="T229">hover</text:span><text:span text:style-name="T71"> over a </text:span><text:span text:style-name="T229">chained variable</text:span><text:span text:style-name="T43"> </text:span><text:span text:style-name="T71">to get </text:span><text:span text:style-name="T263">its value</text:span><text:span text:style-name="T43">.</text:span></text:p>
      <text:p text:style-name="P44"><text:span text:style-name="T5">Before</text:span> that, you had to look into the tree of the <text:span text:style-name="T5">first item</text:span>.</text:p>
      <text:p text:style-name="P47">Now, even hovering the length of an array works.</text:p>
      <text:p text:style-name="P19"/>
      <text:p text:style-name="P91"><text:span text:style-name="T43">T</text:span><text:span text:style-name="T68">he </text:span><text:span text:style-name="T116">Create local variable</text:span><text:span text:style-name="T68"> Quick Fix</text:span><text:span text:style-name="T43"> (</text:span><text:span text:style-name="T229">Ctrl+1</text:span><text:span text:style-name="T44">)</text:span><text:span text:style-name="T43"> </text:span><text:span text:style-name="T68">has been improved</text:span></text:p>
      <text:p text:style-name="P91"><text:span text:style-name="T68">to </text:span><text:span text:style-name="T260">infer</text:span><text:span text:style-name="T68"> the variable </text:span><text:span text:style-name="T260">type</text:span><text:span text:style-name="T68"> from a </text:span><text:span text:style-name="T241">foreach</text:span><text:span text:style-name="T32"> loop.</text:span></text:p>
      <text:p text:style-name="P30"/>
      <text:p text:style-name="P92"><text:span text:style-name="T68">I</text:span><text:span text:style-name="T69">n the </text:span><text:span text:style-name="T261">Java search</text:span><text:span text:style-name="T69"> results, there is a </text:span><text:span text:style-name="T261">new filter</text:span><text:span text:style-name="T69"> called </text:span><text:span text:style-name="T116">In Static Imports</text:span><text:span text:style-name="T69">,</text:span></text:p>
      <text:p text:style-name="P45">which is disabled by default.</text:p>
      <text:p text:style-name="P93"><text:span text:style-name="T70">The existing </text:span><text:span text:style-name="T111">In Imports</text:span><text:span text:style-name="T70"> filter, </text:span><text:span text:style-name="T156">which is enabled by default,</text:span></text:p>
      <text:p text:style-name="P93"><text:span text:style-name="T74">hides now</text:span><text:span text:style-name="T70"> </text:span><text:span text:style-name="T262">non-static imports</text:span><text:span text:style-name="T70"> only.</text:span></text:p>
      <text:p text:style-name="P31"/>
      <text:p text:style-name="P97"><text:span text:style-name="T44">There are </text:span><text:span text:style-name="T229">speed improvements</text:span><text:span text:style-name="T44"> in the </text:span><text:span text:style-name="T229">Eclipse compiler</text:span><text:span text:style-name="T44"> for Java,</text:span></text:p>
      <text:p text:style-name="P97"><text:span text:style-name="T264">noticeable</text:span><text:span text:style-name="T44"> when opening, importing or cleaning a project,</text:span></text:p>
      <text:p text:style-name="P46">especially when having many large projects.</text:p>
      <text:p text:style-name="P29"/>
      <text:p text:style-name="P17"/>
      <text:p text:style-name="P55"><text:span text:style-name="T275">### </text:span><text:span text:style-name="T276">G</text:span><text:span text:style-name="T278">eneral </text:span><text:span text:style-name="T275">###</text:span></text:p>
      <text:p text:style-name="P59"/>
      <text:p text:style-name="P48">Besides the Java-specific improvements,</text:p>
      <text:p text:style-name="P98"><text:span text:style-name="T158">there are general </text:span><text:span text:style-name="T222">platform improvements</text:span></text:p>
      <text:p text:style-name="P39"><text:span text:style-name="T299">m</text:span><text:span text:style-name="T300">aking</text:span><text:span text:style-name="T299"> coding </text:span><text:span text:style-name="T303">in Eclipse </text:span><text:span text:style-name="T299">easier independent o</text:span><text:span text:style-name="T301">f the</text:span><text:span text:style-name="T299"> language </text:span><text:span text:style-name="T302">used</text:span><text:span text:style-name="T299">.</text:span></text:p>
      <text:p text:style-name="P38"/>
      <text:p text:style-name="P107"><text:span text:style-name="T174">In the </text:span><text:span text:style-name="T118">Terminal</text:span><text:span text:style-name="T201"> view</text:span><text:span text:style-name="T196">,</text:span></text:p>
      <text:p text:style-name="P40"><text:span text:style-name="T4">web links</text:span><text:span text:style-name="T315"> can now be opened via </text:span><text:span text:style-name="T4">Ctrl+click</text:span>.</text:p>
      <text:p text:style-name="P40"><text:span text:style-name="T5">Ctrl+click</text:span> <text:span text:style-name="T315">also works to open a </text:span><text:span text:style-name="T4">project file</text:span><text:span text:style-name="T315">.</text:span></text:p>
      <text:p text:style-name="P101"><text:span text:style-name="T194">In </text:span><text:span text:style-name="T214">l</text:span><text:span text:style-name="T206">ocal terminals</text:span><text:span text:style-name="T174"> </text:span><text:span text:style-name="T194">the</text:span><text:span text:style-name="T174"> </text:span><text:span text:style-name="T206">working director</text:span><text:span text:style-name="T214">y</text:span><text:span text:style-name="T194"> will be </text:span><text:span text:style-name="T214">remembered</text:span></text:p>
      <text:p text:style-name="P51">and restored next time Eclipse is started.</text:p>
      <text:p text:style-name="P101"><text:span text:style-name="T159">Also the </text:span><text:span text:style-name="T223">shell</text:span><text:span text:style-name="T159">, </text:span><text:span text:style-name="T160">its </text:span><text:span text:style-name="T223">arguments</text:span><text:span text:style-name="T159"> and other settings will be remembered</text:span><text:span text:style-name="T194">.</text:span></text:p>
      <text:p text:style-name="P51"><text:span text:style-name="T5">On Windows</text:span>, <text:span text:style-name="T19">New Terminal</text:span> and <text:span text:style-name="T19">Show In Local Terminal</text:span> are</text:p>
      <text:p text:style-name="P51">automatically populated with existing terminals of <text:span text:style-name="T316">the </text:span>Windows Subsystem for Linux.</text:p>
      <text:p text:style-name="P41"/>
      <text:p text:style-name="P42"><text:span text:style-name="T24">Quick Search</text:span> <text:span text:style-name="T314">(</text:span><text:span text:style-name="T4">Ctrl+Alt+Shift+L</text:span><text:span text:style-name="T314">)</text:span></text:p>
      <text:p text:style-name="P42"><text:span text:style-name="T325">now </text:span>shows<text:span text:style-name="T314"> </text:span>the <text:span text:style-name="T5">number of match</text:span><text:span text:style-name="T10">ing</text:span><text:span text:style-name="T314"> lines</text:span></text:p>
      <text:p text:style-name="P42">and mentions when the <text:span text:style-name="T5">maximum number of results</text:span> has been reached.</text:p>
      <text:p text:style-name="P49">The maximum number of results</text:p>
      <text:p text:style-name="P100"><text:span text:style-name="T192">can be set </text:span><text:span text:style-name="T173">in the </text:span><text:span text:style-name="T207">preferences</text:span><text:span text:style-name="T173"> […] </text:span><text:span text:style-name="T113">General</text:span><text:span text:style-name="T173"> […] </text:span><text:span text:style-name="T113">Quick Search</text:span><text:span text:style-name="T173"> […] </text:span></text:p>
      <text:p text:style-name="P99"><text:span text:style-name="T197">in</text:span><text:span text:style-name="T192"> the new </text:span><text:span text:style-name="T112">Max Results</text:span><text:span text:style-name="T192"> </text:span><text:span text:style-name="T193">field</text:span><text:span text:style-name="T192">, which is </text:span><text:span text:style-name="T193">set to </text:span><text:span text:style-name="T192">200 by default.</text:span></text:p>
      <text:p text:style-name="P41"/>
      <text:p text:style-name="P41"/>
      <text:p text:style-name="P56"><text:span text:style-name="T279">### </text:span><text:span text:style-name="T280">G</text:span><text:span text:style-name="T281">it</text:span><text:span text:style-name="T282"> </text:span><text:span text:style-name="T279">###</text:span></text:p>
      <text:p text:style-name="P12"/>
      <text:p text:style-name="P94"><text:span text:style-name="T91">In </text:span><text:span text:style-name="T93">the</text:span><text:span text:style-name="T91"> </text:span><text:span text:style-name="T267">Git support</text:span><text:span text:style-name="T91">,</text:span></text:p>
      <text:p text:style-name="P102"><text:span text:style-name="T94">r</text:span><text:span text:style-name="T91">esolving of </text:span><text:span text:style-name="T233">conflicts</text:span><text:span text:style-name="T91"> </text:span><text:span text:style-name="T94">when</text:span><text:span text:style-name="T91"> </text:span><text:span text:style-name="T233">merging</text:span><text:span text:style-name="T91">, </text:span><text:span text:style-name="T267">rebas</text:span><text:span text:style-name="T269">ing</text:span><text:span text:style-name="T91"> </text:span><text:span text:style-name="T94">or </text:span><text:span text:style-name="T267">cherry-picking</text:span><text:span text:style-name="T91"> </text:span><text:span text:style-name="T95">has been improved</text:span><text:span text:style-name="T91">.</text:span></text:p>
      <text:p text:style-name="P34"/>
      <text:p text:style-name="P102"><text:span text:style-name="T95">In the </text:span><text:span text:style-name="T121">Git S</text:span><text:span text:style-name="T120">taging</text:span><text:span text:style-name="T95"> view the </text:span><text:span text:style-name="T233">type of conflict</text:span><text:span text:style-name="T95"> is </text:span><text:span text:style-name="T96">displayed</text:span><text:span text:style-name="T95">:</text:span></text:p>
      <text:p text:style-name="P102"><text:span text:style-name="T95">- </text:span><text:span text:style-name="T118">M</text:span><text:span text:style-name="T95"> means </text:span><text:span text:style-name="T270">modified</text:span><text:span text:style-name="T95"> on both sides,</text:span></text:p>
      <text:p text:style-name="P102"><text:span text:style-name="T95">- </text:span><text:span text:style-name="T118">M/D</text:span><text:span text:style-name="T95"> means </text:span><text:span text:style-name="T270">modified</text:span><text:span text:style-name="T95"> on our side and </text:span><text:span text:style-name="T270">deleted</text:span><text:span text:style-name="T95"> on their side,</text:span></text:p>
      <text:p text:style-name="P102">- <text:span text:style-name="T118">D/M</text:span> <text:span text:style-name="T317">means</text:span> <text:span text:style-name="T5">deleted</text:span> on our side <text:span text:style-name="T318">and</text:span> <text:span text:style-name="T5">modified</text:span> on their side,</text:p>
      <text:p text:style-name="P102">- <text:span text:style-name="T318">and</text:span> <text:span text:style-name="T118">A</text:span> <text:span text:style-name="T317">means </text:span>added on both sides, but <text:span text:style-name="T317">with </text:span>different content.</text:p>
      <text:p text:style-name="P33"/>
      <text:p text:style-name="P103"><text:span text:style-name="T319">The </text:span><text:span text:style-name="T119">Merge Tool</text:span><text:span text:style-name="T233"> content</text:span><text:span text:style-name="T319"> is now </text:span><text:span text:style-name="T11">pre-merged to </text:span><text:span text:style-name="T21">Ours</text:span><text:span text:style-name="T319"> by default.</text:span></text:p>
      <text:p text:style-name="P103">The content of the merge tool can be set <text:span text:style-name="T320">in </text:span><text:span text:style-name="T173">the </text:span><text:span text:style-name="T207">preferences</text:span><text:span text:style-name="T173"> […] </text:span><text:span text:style-name="T114">Version Control</text:span><text:span text:style-name="T173"> […] </text:span><text:span text:style-name="T114">Git</text:span><text:span text:style-name="T173"> […] </text:span></text:p>
      <text:p text:style-name="P104"><text:span text:style-name="T320">By default, t</text:span><text:span text:style-name="T319">he new option </text:span><text:span text:style-name="T119">Working Tree Pre-Merged to 'Ours'</text:span><text:span text:style-name="T320"> is used,</text:span></text:p>
      <text:p text:style-name="P50">not <text:span text:style-name="T19">Last HEAD</text:span> anymore.</text:p>
      <text:p text:style-name="P104"/>
      <text:p text:style-name="P108"><text:span text:style-name="T320">In the </text:span><text:span text:style-name="T22">Merge Tool</text:span><text:span text:style-name="T320"> there is a </text:span><text:span text:style-name="T12">new button</text:span><text:span text:style-name="T320"> </text:span><text:span text:style-name="T119">Hiding Changes Between Current and Ancestor</text:span>.</text:p>
      <text:p text:style-name="P109"><text:span text:style-name="T158">By </text:span><text:span text:style-name="T222">default</text:span><text:span text:style-name="T158">,</text:span> <text:span text:style-name="T5">when merging </text:span>the button is <text:span text:style-name="T5">disabled</text:span>,</text:p>
      <text:p text:style-name="P109">but <text:span text:style-name="T5">enabled</text:span> when <text:span text:style-name="T5">rebasing</text:span> or <text:span text:style-name="T5">cherry-picking</text:span></text:p>
      <text:p text:style-name="P110"><text:span text:style-name="T158">since </text:span><text:span text:style-name="T163">the</text:span><text:span text:style-name="T158"> changes </text:span><text:span text:style-name="T163">made on our side </text:span><text:span text:style-name="T158">usually do not matter for rebasing or cherry-picking.</text:span></text:p>
      <text:p text:style-name="P108"/>
      <text:p text:style-name="P111">In the <text:span text:style-name="T119">right-click Replace With</text:span> menu,</text:p>
      <text:p text:style-name="P111">choosing the <text:span text:style-name="T322">side </text:span><text:span text:style-name="T158">on which a file was </text:span><text:span text:style-name="T222">deleted</text:span><text:span text:style-name="T158"> and causing a </text:span><text:span text:style-name="T222">conflict</text:span></text:p>
      <text:p text:style-name="P112"><text:span text:style-name="T5">will</text:span> now <text:span text:style-name="T5">delete</text:span> the file and <text:span text:style-name="T5">stage</text:span><text:span text:style-name="T17"> the deletion</text:span>.</text:p>
      <text:p text:style-name="P108"/>
      <text:p text:style-name="P113"><text:span text:style-name="T119">Ours</text:span><text:span text:style-name="T322"> and </text:span><text:span text:style-name="T119">Theirs</text:span><text:span text:style-name="T322"> is now also available</text:span></text:p>
      <text:p text:style-name="P114">in the <text:span text:style-name="T19">Project Explorer</text:span> and the <text:span text:style-name="T19">Package Explorer</text:span>,</text:p>
      <text:p text:style-name="P113"><text:span text:style-name="T322">i</text:span><text:span text:style-name="T321">n the </text:span><text:span text:style-name="T13">right-click</text:span><text:span text:style-name="T321"> </text:span><text:span text:style-name="T23">Replace With</text:span><text:span text:style-name="T321"> menu </text:span><text:span text:style-name="T322">of file</text:span><text:span text:style-name="T323">s with</text:span><text:span text:style-name="T322"> conflicts.</text:span></text:p>
      <text:p text:style-name="P32"/>
      <text:p text:style-name="P32"/>
      <text:p text:style-name="P115">### Outro ###</text:p>
      <text:p text:style-name="P61"/>
      <text:p text:style-name="P35"><text:span text:style-name="T29">These were some of the </text:span><text:span text:style-name="T6">Java </text:span><text:span text:style-name="T7">IDE</text:span><text:span text:style-name="T29"> improvements</text:span></text:p>
      <text:p text:style-name="P65"><text:span text:style-name="T271">of the </text:span><text:span text:style-name="T266">quarterly </text:span><text:span text:style-name="T41">Rolling</text:span><text:span text:style-name="T42"> Release </text:span><text:span text:style-name="T232">June</text:span><text:span text:style-name="T228"> 202</text:span><text:span text:style-name="T227">1</text:span><text:span text:style-name="T272">.</text:span></text:p>
      <text:p text:style-name="P35"/>
      <text:p text:style-name="P5">If you <text:span text:style-name="T293">have missed</text:span> some versions, you might want to watch the previous videos, too.</text:p>
      <text:p text:style-name="P1"/>
      <text:p text:style-name="P3"><text:span text:style-name="T30">Thank</text:span><text:span text:style-name="T31">s</text:span> for watching and <text:span text:style-name="T30">happy coding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14T08:46:58.207000000</meta:creation-date>
    <dc:date>2021-06-14T13:05:25.236000000</dc:date>
    <meta:editing-duration>P3DT7H32M43S</meta:editing-duration>
    <meta:editing-cycles>50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69" meta:word-count="1523" meta:character-count="8851" meta:non-whitespace-character-count="7407"/>
  </office:meta>
</office:document-meta>
</file>